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10000022F7DE9963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margin-left="0cm" fo:margin-right="0cm" fo:margin-top="0.199cm" fo:margin-bottom="0.199cm" fo:text-align="start" style:justify-single-word="false" fo:text-indent="1.249cm" style:auto-text-indent="false"/>
    </style:style>
    <style:style style:name="P3" style:family="paragraph" style:parent-style-name="Header">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0pt" style:font-name-asian="Courier New1" style:font-size-asian="10pt" style:font-name-complex="Courier New1" style:font-size-complex="10pt"/>
    </style:style>
    <style:style style:name="P6" style:family="paragraph" style:parent-style-name="Standard">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7"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8" style:family="paragraph" style:parent-style-name="Standard">
      <style:paragraph-properties fo:margin-left="0cm" fo:margin-right="0cm" fo:text-align="justify" style:justify-single-word="false" fo:text-indent="0cm" style:auto-text-indent="false"/>
      <style:text-properties style:font-name="Verdana" fo:font-size="11pt" fo:language="es" fo:country="AR"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lArabiya" fo:font-size="16pt" fo:language="es" fo:country="AR" style:text-underline-style="solid" style:text-underline-width="auto" style:text-underline-color="font-color" fo:font-weight="bold" style:letter-kerning="true" style:font-size-asian="16pt" style:font-weight-asian="bold" style:font-size-complex="16pt"/>
    </style:style>
    <style:style style:name="P10" style:family="paragraph" style:parent-style-name="Standard">
      <style:text-properties style:font-name="Verdana" fo:font-size="10pt" fo:language="es" fo:country="AR" style:font-size-asian="10pt" style:font-size-complex="10pt"/>
    </style:style>
    <style:style style:name="P11" style:family="paragraph" style:parent-style-name="Standard">
      <style:paragraph-properties fo:text-align="justify" style:justify-single-word="false" style:text-autospace="none"/>
      <style:text-properties style:font-name="Verdana"/>
    </style:style>
    <style:style style:name="P12" style:family="paragraph" style:parent-style-name="Standard">
      <style:paragraph-properties fo:text-align="center" style:justify-single-word="false"/>
      <style:text-properties fo:font-size="15pt" fo:language="es" fo:country="AR" style:font-size-asian="15pt" style:font-size-complex="15pt"/>
    </style:style>
    <style:style style:name="P13" style:family="paragraph" style:parent-style-name="Standard">
      <style:paragraph-properties style:text-autospace="none"/>
      <style:text-properties fo:color="#228b22" style:font-name="Courier New1" fo:font-size="10pt" style:font-name-asian="Courier New1" style:font-size-asian="10pt" style:font-name-complex="Courier New1" style:font-size-complex="10pt"/>
    </style:style>
    <style:style style:name="P14" style:family="paragraph" style:parent-style-name="Standard">
      <style:paragraph-properties fo:text-align="justify" style:justify-single-word="false" style:text-autospace="none"/>
    </style:style>
    <style:style style:name="P15" style:family="paragraph" style:parent-style-name="Standard">
      <style:paragraph-properties fo:text-align="justify" style:justify-single-word="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6" style:family="paragraph" style:parent-style-name="Standard">
      <style:paragraph-properties style:text-autospace="none"/>
    </style:style>
    <style:style style:name="P17" style:family="paragraph" style:parent-style-name="Standard">
      <style:paragraph-properties fo:margin-left="0.97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8" style:family="paragraph" style:parent-style-name="Standard">
      <style:paragraph-properties fo:margin-left="0.97cm" fo:margin-right="0cm" fo:text-align="justify" style:justify-single-word="false" fo:text-indent="0cm" style:auto-text-indent="false"/>
      <style:text-properties fo:color="#228b22" style:font-name="Courier New1" fo:font-size="10pt" style:font-name-asian="Courier New1" style:font-size-asian="10pt" style:font-name-complex="Courier New1" style:font-size-complex="10pt"/>
    </style:style>
    <style:style style:name="P19" style:family="paragraph" style:parent-style-name="Standard">
      <style:paragraph-properties fo:margin-left="0.97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20" style:family="paragraph" style:parent-style-name="Standard">
      <style:paragraph-properties fo:margin-left="0.97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1" style:family="paragraph" style:parent-style-name="Standard">
      <style:paragraph-properties fo:margin-left="0.309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22" style:family="paragraph" style:parent-style-name="Standard">
      <style:paragraph-properties fo:margin-left="0.309cm" fo:margin-right="0cm" fo:text-align="justify" style:justify-single-word="false" fo:text-indent="0cm" style:auto-text-indent="false" style:text-autospace="none"/>
      <style:text-properties style:font-name="Verdana" fo:font-size="10pt" style:font-name-asian="Courier New1" style:font-size-asian="10pt" style:font-name-complex="Courier New1" style:font-size-complex="10pt"/>
    </style:style>
    <style:style style:name="P23" style:family="paragraph" style:parent-style-name="Standard">
      <style:paragraph-properties fo:margin-left="0.309cm" fo:margin-right="0cm" fo:text-align="justify" style:justify-single-word="false" fo:text-indent="0cm" style:auto-text-indent="false"/>
      <style:text-properties style:font-name="Verdana" fo:font-weight="normal" style:font-weight-asian="normal" style:font-weight-complex="normal"/>
    </style:style>
    <style:style style:name="P24" style:family="paragraph" style:parent-style-name="Standard">
      <style:paragraph-properties fo:margin-left="0.309cm" fo:margin-right="0cm" fo:text-align="justify" style:justify-single-word="false" fo:text-indent="0cm" style:auto-text-indent="false" style:text-autospace="none"/>
      <style:text-properties style:font-name="Verdana"/>
    </style:style>
    <style:style style:name="P25"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26" style:family="paragraph" style:parent-style-name="Standard">
      <style:paragraph-properties fo:margin-left="1.014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7" style:family="paragraph" style:parent-style-name="Standard">
      <style:paragraph-properties fo:margin-left="1.014cm" fo:margin-right="0cm" fo:text-align="justify" style:justify-single-word="false" fo:text-indent="0cm" style:auto-text-indent="fals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28" style:family="paragraph" style:parent-style-name="Standard">
      <style:paragraph-properties fo:margin-left="1.014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29" style:family="paragraph" style:parent-style-name="Standard">
      <style:paragraph-properties fo:margin-left="1.014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0" style:family="paragraph" style:parent-style-name="Standard">
      <style:paragraph-properties fo:margin-left="1.014cm" fo:margin-right="0cm" fo:text-align="justify" style:justify-single-word="false" fo:text-indent="0cm" style:auto-text-indent="false" style:text-autospace="none"/>
      <style:text-properties fo:color="#0000ff" style:font-name="Courier New1" fo:font-size="10pt" style:font-name-asian="Courier New1" style:font-size-asian="10pt" style:font-name-complex="Courier New1" style:font-size-complex="10pt"/>
    </style:style>
    <style:style style:name="P31" style:family="paragraph" style:parent-style-name="Standard">
      <style:paragraph-properties fo:margin-left="1.058cm" fo:margin-right="0cm" fo:text-align="justify" style:justify-single-word="false" fo:text-indent="0cm" style:auto-text-indent="false"/>
      <style:text-properties fo:color="#000000"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32" style:family="paragraph" style:parent-style-name="Standard">
      <style:paragraph-properties fo:margin-left="1.058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3" style:family="paragraph" style:parent-style-name="Standard">
      <style:paragraph-properties fo:margin-left="1.058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4" style:family="paragraph" style:parent-style-name="Standard">
      <style:paragraph-properties fo:margin-left="1.058cm" fo:margin-right="0cm" fo:text-align="justify" style:justify-single-word="false" fo:text-indent="0cm" style:auto-text-indent="false" style:text-autospace="none"/>
      <style:text-properties style:font-name="Verdana" fo:font-size="10pt" fo:language="es" fo:country="AR" fo:font-weight="normal" style:font-size-asian="10pt" style:font-weight-asian="normal" style:font-size-complex="10pt" style:font-weight-complex="normal"/>
    </style:style>
    <style:style style:name="P35" style:family="paragraph" style:parent-style-name="Standard">
      <style:paragraph-properties fo:margin-left="0.508cm" fo:margin-right="0cm" fo:text-align="justify" style:justify-single-word="false" fo:text-indent="0cm" style:auto-text-indent="false" style:text-autospace="none"/>
      <style:text-properties style:font-name="Verdana" fo:font-size="10pt" style:font-name-asian="Courier New1" style:font-size-asian="10pt" style:font-name-complex="Courier New1" style:font-size-complex="10pt"/>
    </style:style>
    <style:style style:name="P36"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37"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38" style:family="paragraph" style:parent-style-name="Standard">
      <style:paragraph-properties fo:margin-left="0.508cm" fo:margin-right="0cm" fo:text-align="justify" style:justify-single-word="false" fo:text-indent="0cm" style:auto-text-indent="false" style:text-autospace="none"/>
      <style:text-properties fo:font-weight="bold" style:font-weight-asian="bold" style:font-weight-complex="bold"/>
    </style:style>
    <style:style style:name="P39"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weight="normal" style:font-name-asian="Courier New1" style:font-weight-asian="normal" style:font-name-complex="Courier New1" style:font-weight-complex="normal"/>
    </style:style>
    <style:style style:name="P40" style:family="paragraph" style:parent-style-name="Standard">
      <style:paragraph-properties fo:margin-left="0.332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41" style:family="paragraph" style:parent-style-name="Standard">
      <style:paragraph-properties fo:margin-left="0.332cm" fo:margin-right="0cm" fo:text-align="justify" style:justify-single-word="false" fo:text-indent="0cm" style:auto-text-indent="false" style:text-autospace="none"/>
      <style:text-properties style:font-name="Verdana"/>
    </style:style>
    <style:style style:name="P42" style:family="paragraph" style:parent-style-name="Standard">
      <style:paragraph-properties fo:margin-left="0.332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43" style:family="paragraph" style:parent-style-name="Standard">
      <style:paragraph-properties fo:margin-left="1.081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44" style:family="paragraph" style:parent-style-name="Standard">
      <style:paragraph-properties fo:margin-left="1.081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45" style:family="paragraph" style:parent-style-name="Standard">
      <style:paragraph-properties fo:margin-left="1.081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6" style:family="paragraph" style:parent-style-name="Standard">
      <style:paragraph-properties fo:margin-left="1.081cm" fo:margin-right="0cm" fo:text-align="justify"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7" style:family="paragraph" style:parent-style-name="Standard">
      <style:paragraph-properties fo:margin-left="1.102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48" style:family="paragraph" style:parent-style-name="Standard">
      <style:paragraph-properties fo:margin-left="1.102cm" fo:margin-right="0cm" fo:text-align="justify" style:justify-single-word="false"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49" style:family="paragraph" style:parent-style-name="Standard">
      <style:paragraph-properties fo:margin-left="1.102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50" style:family="paragraph" style:parent-style-name="Standard">
      <style:paragraph-properties fo:margin-left="1.102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51" style:family="paragraph" style:parent-style-name="Standard">
      <style:paragraph-properties fo:margin-left="1.102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2" style:family="paragraph" style:parent-style-name="Standard">
      <style:paragraph-properties fo:margin-left="1.102cm" fo:margin-right="0cm" fo:text-align="justify" style:justify-single-word="false" fo:text-indent="0cm" style:auto-text-indent="false" style:text-autospace="none"/>
      <style:text-properties fo:color="#000000"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53" style:family="paragraph" style:parent-style-name="Standard">
      <style:paragraph-properties fo:margin-left="1.125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54" style:family="paragraph" style:parent-style-name="Standard">
      <style:paragraph-properties fo:margin-left="1.125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55" style:family="paragraph" style:parent-style-name="Standard">
      <style:paragraph-properties fo:margin-left="1.125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6" style:family="paragraph" style:parent-style-name="Standard">
      <style:paragraph-properties fo:margin-left="1.125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57" style:family="paragraph" style:parent-style-name="Standard">
      <style:paragraph-properties fo:margin-left="1.125cm" fo:margin-right="0cm" fo:text-indent="0cm" style:auto-text-indent="false" style:text-autospace="none"/>
      <style:text-properties fo:color="#0000ff" style:font-name="Courier New1" fo:font-size="10pt" style:font-name-asian="Courier New1" style:font-size-asian="10pt" style:font-name-complex="Courier New1" style:font-size-complex="10pt"/>
    </style:style>
    <style:style style:name="P58" style:family="paragraph" style:parent-style-name="Standard" style:master-page-name="Standard">
      <style:paragraph-properties style:page-number="auto"/>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59" style:family="paragraph" style:parent-style-name="Standard">
      <style:paragraph-properties fo:margin-left="1.102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0" style:family="paragraph" style:parent-style-name="Standard" style:list-style-name="">
      <style:paragraph-properties fo:margin-left="1.102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1" style:family="paragraph" style:parent-style-name="Standard">
      <style:paragraph-properties fo:margin-left="1.102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62" style:family="paragraph" style:parent-style-name="Standard" style:list-style-name="">
      <style:paragraph-properties fo:margin-left="1.102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63" style:family="paragraph" style:parent-style-name="Standard" style:list-style-name="">
      <style:paragraph-properties fo:margin-left="1.102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64" style:family="paragraph" style:parent-style-name="Standard" style:list-style-name="">
      <style:paragraph-properties fo:margin-left="1.102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65" style:family="paragraph" style:parent-style-name="Standard" style:list-style-name="">
      <style:paragraph-properties fo:margin-left="1.102cm" fo:margin-right="0cm" fo:text-indent="0cm" style:auto-text-indent="false" style:text-autospace="none"/>
    </style:style>
    <style:style style:name="P66" style:family="paragraph" style:parent-style-name="Standard" style:list-style-name="">
      <style:paragraph-properties fo:margin-left="1.102cm" fo:margin-right="0cm" fo:text-indent="0cm" style:auto-text-indent="false" style:text-autospace="none"/>
      <style:text-properties style:font-name="Verdana"/>
    </style:style>
    <style:style style:name="P67" style:family="paragraph" style:parent-style-name="Standard">
      <style:paragraph-properties fo:margin-left="1.125cm" fo:margin-right="0cm" fo:text-align="justify"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8" style:family="paragraph" style:parent-style-name="Standard" style:list-style-name="">
      <style:paragraph-properties fo:margin-left="1.125cm" fo:margin-right="0cm"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9" style:family="paragraph" style:parent-style-name="Standard" style:list-style-name="">
      <style:paragraph-properties fo:margin-left="1.125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70" style:family="paragraph" style:parent-style-name="Standard">
      <style:paragraph-properties fo:margin-left="1.125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71" style:family="paragraph" style:parent-style-name="Standard" style:list-style-name="">
      <style:paragraph-properties fo:margin-left="1.125cm" fo:margin-right="0cm" fo:text-align="justify" style:justify-single-word="false" fo:text-indent="0cm" style:auto-text-indent="false" style:text-autospace="none"/>
      <style:text-properties fo:color="#228b22" style:font-name="Courier New1" fo:font-size="10pt" fo:language="es" fo:country="AR" fo:font-weight="normal" style:font-name-asian="Courier New1" style:font-size-asian="10pt" style:font-weight-asian="normal" style:font-name-complex="Courier New1" style:font-size-complex="10pt" style:font-weight-complex="normal"/>
    </style:style>
    <style:style style:name="P72" style:family="paragraph" style:parent-style-name="Standard" style:list-style-name="">
      <style:paragraph-properties fo:margin-left="1.125cm" fo:margin-right="0cm" fo:text-indent="0cm" style:auto-text-indent="false" style:text-autospace="none"/>
      <style:text-properties fo:color="#228b22" style:font-name="Courier New1" fo:font-size="10pt" style:font-name-asian="Courier New1" style:font-size-asian="10pt" style:font-name-complex="Courier New1" style:font-size-complex="10pt"/>
    </style:style>
    <style:style style:name="P73" style:family="paragraph" style:parent-style-name="Standard" style:list-style-name="">
      <style:paragraph-properties fo:margin-left="1.125cm" fo:margin-right="0cm" fo:text-indent="0cm" style:auto-text-indent="false" style:text-autospace="none"/>
      <style:text-properties style:font-name="Courier New1" fo:font-size="10pt" style:font-name-asian="Courier New1" style:font-size-asian="10pt" style:font-name-complex="Courier New1" style:font-size-complex="10pt"/>
    </style:style>
    <style:style style:name="P74" style:family="paragraph" style:parent-style-name="Standard" style:list-style-name="">
      <style:paragraph-properties fo:margin-left="1.125cm" fo:margin-right="0cm" fo:text-indent="0cm" style:auto-text-indent="false" style:text-autospace="none"/>
    </style:style>
    <style:style style:name="P75" style:family="paragraph" style:parent-style-name="Standard" style:list-style-name="">
      <style:paragraph-properties fo:margin-left="1.125cm" fo:margin-right="0cm" fo:text-indent="0cm" style:auto-text-indent="false" style:text-autospace="none"/>
      <style:text-properties style:font-name="Verdana" fo:font-size="10pt" style:font-name-asian="Courier New1" style:font-size-asian="10pt" style:font-name-complex="Courier New1" style:font-size-complex="10pt"/>
    </style:style>
    <style:style style:name="P76"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77" style:family="paragraph" style:parent-style-name="Standard" style:list-style-name="L1">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78" style:family="paragraph" style:parent-style-name="Standard" style:list-style-name="">
      <style:paragraph-properties fo:margin-left="0.508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79" style:family="paragraph" style:parent-style-name="Standard" style:list-style-name="">
      <style:paragraph-properties fo:margin-left="0.508cm" fo:margin-right="0cm"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0" style:family="paragraph" style:parent-style-name="Standard">
      <style:paragraph-properties fo:margin-left="0.508cm" fo:margin-right="0cm" fo:text-align="justify" style:justify-single-word="false" fo:text-indent="0cm" style:auto-text-indent="false" style:text-autospace="none"/>
      <style:text-properties fo:color="#000000" style:font-name="Verdana" fo:font-weight="normal" style:font-name-asian="Courier New1" style:font-weight-asian="normal" style:font-name-complex="Courier New1" style:font-weight-complex="normal"/>
    </style:style>
    <style:style style:name="P81"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82" style:family="paragraph" style:parent-style-name="Standard">
      <style:paragraph-properties fo:margin-left="0.508cm" fo:margin-right="0cm" fo:text-align="justify" style:justify-single-word="false" fo:text-indent="0cm" style:auto-text-indent="false" style:text-autospace="none"/>
      <style:text-properties fo:font-weight="bold" style:font-weight-asian="bold" style:font-weight-complex="bold"/>
    </style:style>
    <style:style style:name="P83" style:family="paragraph" style:parent-style-name="Standard" style:list-style-name="">
      <style:paragraph-properties fo:margin-left="0.508cm" fo:margin-right="0cm" fo:text-indent="0cm" style:auto-text-indent="false" style:text-autospace="none"/>
      <style:text-properties style:font-name="Verdana" fo:font-size="10pt" style:font-name-asian="Courier New1" style:font-size-asian="10pt" style:font-name-complex="Courier New1" style:font-size-complex="10pt"/>
    </style:style>
    <style:style style:name="P84" style:family="paragraph" style:parent-style-name="Standard">
      <style:paragraph-properties style:text-autospace="none"/>
    </style:style>
    <style:style style:name="P85" style:family="paragraph" style:parent-style-name="Standard" style:list-style-name="">
      <style:paragraph-properties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6" style:family="paragraph" style:parent-style-name="Standard" style:list-style-name="">
      <style:paragraph-properties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87" style:family="paragraph" style:parent-style-name="Standard" style:list-style-name="">
      <style:paragraph-properties style:text-autospace="none"/>
    </style:style>
    <style:style style:name="P88" style:family="paragraph" style:parent-style-name="Standard">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9" style:family="paragraph" style:parent-style-name="Standard" style:list-style-name="">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90" style:family="paragraph" style:parent-style-name="Standard" style:list-style-name="">
      <style:paragraph-properties fo:margin-left="0.309cm" fo:margin-right="0cm" fo:text-align="justify" style:justify-single-word="false" fo:text-indent="0cm" style:auto-text-indent="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91" style:family="paragraph" style:parent-style-name="Standard" style:list-style-name="">
      <style:paragraph-properties fo:margin-left="0.309cm" fo:margin-right="0cm" fo:text-indent="0cm" style:auto-text-indent="false" style:text-autospace="none"/>
      <style:text-properties style:font-name="Verdana" fo:font-size="10pt" style:font-name-asian="Courier New1" style:font-size-asian="10pt" style:font-name-complex="Courier New1" style:font-size-complex="10pt"/>
    </style:style>
    <style:style style:name="P92" style:family="paragraph" style:parent-style-name="Standard" style:list-style-name="L1">
      <style:paragraph-properties fo:margin-left="0cm" fo:margin-right="0cm" fo:text-align="justify" style:justify-single-word="false"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93" style:family="paragraph" style:parent-style-name="Standard" style:list-style-name="L2">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94" style:family="paragraph" style:parent-style-name="Standard" style:list-style-name="">
      <style:paragraph-properties fo:margin-left="0cm" fo:margin-right="0cm" fo:text-align="justify" style:justify-single-word="false"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95" style:family="paragraph" style:parent-style-name="Standard" style:list-style-name="L3">
      <style:paragraph-properties fo:margin-left="0cm" fo:margin-right="0cm" fo:text-indent="0cm" style:auto-text-indent="false" style:text-autospace="none">
        <style:tab-stops/>
      </style:paragraph-properties>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96" style:family="paragraph" style:parent-style-name="Standard">
      <style:paragraph-properties fo:margin-left="0cm" fo:margin-right="0cm" fo:text-indent="0cm" style:auto-text-indent="false" style:text-autospace="none">
        <style:tab-stops/>
      </style:paragraph-properties>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97" style:family="paragraph" style:parent-style-name="Standard">
      <style:paragraph-properties fo:margin-left="0.332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98" style:family="paragraph" style:parent-style-name="Standard" style:list-style-name="">
      <style:paragraph-properties fo:margin-left="0.332cm" fo:margin-right="0cm" fo:text-indent="0cm" style:auto-text-indent="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99" style:family="paragraph" style:parent-style-name="Standard" style:list-style-name="">
      <style:paragraph-properties fo:margin-left="0.552cm" fo:margin-right="0cm" fo:text-indent="0cm" style:auto-text-indent="false" style:text-autospace="non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00" style:family="paragraph" style:parent-style-name="Standard" style:list-style-name="">
      <style:paragraph-properties fo:margin-left="0.552cm" fo:margin-right="0cm" fo:text-indent="0cm" style:auto-text-indent="false" style:text-autospace="none"/>
      <style:text-properties fo:color="#000000" style:font-name="Verdana" fo:font-size="11pt" fo:language="es" fo:country="AR" fo:font-weight="normal" style:font-name-asian="Courier New1" style:font-size-asian="11pt" style:font-weight-asian="normal" style:font-name-complex="Courier New1" style:font-size-complex="11pt" style:font-weight-complex="normal"/>
    </style:style>
    <style:style style:name="P101" style:family="paragraph" style:parent-style-name="Standard" style:list-style-name="">
      <style:paragraph-properties fo:margin-left="0.573cm" fo:margin-right="0cm" fo:text-indent="0cm" style:auto-text-indent="false" style:text-autospace="none"/>
      <style:text-properties style:font-name="Verdana" fo:font-size="10pt" style:font-name-asian="Courier New1" style:font-size-asian="10pt" style:font-name-complex="Courier New1" style:font-size-complex="10pt"/>
    </style:style>
    <style:style style:name="P102"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fo:language="it" fo:country="IT" fo:font-style="italic" style:font-size-asian="12pt" style:font-style-asian="italic" style:font-name-complex="Arial" style:font-size-complex="12pt"/>
    </style:style>
    <style:style style:name="T4" style:family="text">
      <style:text-properties style:font-name="Arial" fo:font-size="13pt" fo:font-style="italic" style:font-size-asian="13pt" style:font-style-asian="italic" style:font-name-complex="Arial" style:font-size-complex="13pt"/>
    </style:style>
    <style:style style:name="T5" style:family="text">
      <style:text-properties style:font-name="Arial" fo:font-size="10pt" fo:language="it" fo:country="IT" fo:font-style="italic" style:font-size-asian="10pt" style:font-style-asian="italic" style:font-name-complex="Arial" style:font-size-complex="10pt"/>
    </style:style>
    <style:style style:name="T6" style:family="text">
      <style:text-properties fo:font-weight="bold" style:font-weight-asian="bold" style:font-weight-complex="bold"/>
    </style:style>
    <style:style style:name="T7" style:family="text">
      <style:text-properties style:text-position="sub 58%" fo:font-weight="bold" style:font-weight-asian="bold" style:font-weight-complex="bold"/>
    </style:style>
    <style:style style:name="T8" style:family="text">
      <style:text-properties style:font-name="AlArabiya" style:text-underline-style="solid" style:text-underline-width="auto" style:text-underline-color="font-color" fo:font-weight="bold" style:letter-kerning="true" style:font-weight-asian="bold"/>
    </style:style>
    <style:style style:name="T9" style:family="text">
      <style:text-properties style:font-name="AlArabiya" style:text-underline-style="none" fo:font-weight="bold" style:letter-kerning="true" style:font-weight-asian="bold"/>
    </style:style>
    <style:style style:name="T10" style:family="text">
      <style:text-properties fo:font-weight="normal" style:font-weight-asian="normal"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style:font-name="Verdana" fo:font-size="11pt" fo:language="es" fo:country="AR" style:font-name-asian="Courier New1" style:font-size-asian="11pt" style:font-name-complex="Courier New1" style:font-size-complex="11pt"/>
    </style:style>
    <style:style style:name="T14" style:family="text">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T15" style:family="text">
      <style:text-properties fo:color="#000000" style:font-name="Verdana" fo:font-size="10pt" fo:language="es" fo:country="AR" style:font-name-asian="Courier New1" style:font-size-asian="10pt" style:font-name-complex="Courier New1" style:font-size-complex="10pt"/>
    </style:style>
    <style:style style:name="T16" style:family="text">
      <style:text-properties fo:color="#000000" fo:language="es" fo:country="AR" fo:font-weight="bold" style:font-weight-asian="bold" style:font-weight-complex="bold"/>
    </style:style>
    <style:style style:name="T17" style:family="text">
      <style:text-properties fo:color="#000000" fo:language="es" fo:country="AR" fo:font-weight="normal" style:font-weight-asian="normal" style:font-weight-complex="normal"/>
    </style:style>
    <style:style style:name="T18" style:family="text">
      <style:text-properties fo:color="#000000" fo:font-size="10pt" fo:language="es" fo:country="AR" fo:font-weight="normal" style:font-name-asian="Courier New1" style:font-size-asian="10pt" style:font-weight-asian="normal" style:font-name-complex="Courier New1" style:font-size-complex="10pt" style:font-weight-complex="normal"/>
    </style:style>
    <style:style style:name="T19" style:family="text">
      <style:text-properties fo:color="#000000" fo:font-size="10pt" fo:language="es" fo:country="AR" fo:font-weight="bold" style:font-name-asian="Courier New1" style:font-size-asian="10pt" style:font-weight-asian="bold" style:font-name-complex="Courier New1" style:font-size-complex="10pt" style:font-weight-complex="bold"/>
    </style:style>
    <style:style style:name="T20" style:family="text">
      <style:text-properties fo:color="#000000" style:text-position="super 58%" fo:font-size="10pt" fo:language="es" fo:country="AR" fo:font-weight="normal" style:font-name-asian="Courier New1" style:font-size-asian="10pt" style:font-weight-asian="normal" style:font-name-complex="Courier New1" style:font-size-complex="10pt" style:font-weight-complex="normal"/>
    </style:style>
    <style:style style:name="T21" style:family="text">
      <style:text-properties fo:color="#000000" style:text-position="0% 100%" fo:font-size="10pt" fo:language="es" fo:country="AR" fo:font-weight="normal" style:font-name-asian="Courier New1" style:font-size-asian="10pt" style:font-weight-asian="normal" style:font-name-complex="Courier New1" style:font-size-complex="10pt" style:font-weight-complex="normal"/>
    </style:style>
    <style:style style:name="T22" style:family="text">
      <style:text-properties fo:color="#000000" style:font-name="Verdana" fo:font-weight="bold" style:font-weight-asian="bold" style:font-weight-complex="bold"/>
    </style:style>
    <style:style style:name="T23" style:family="text">
      <style:text-properties fo:color="#a020f0"/>
    </style:style>
    <style:style style:name="T24" style:family="text">
      <style:text-properties fo:color="#0000ff"/>
    </style:style>
    <style:style style:name="T25" style:family="text">
      <style:text-properties fo:color="#228b22"/>
    </style:style>
    <style:style style:name="T26" style:family="text">
      <style:text-properties fo:font-size="10pt" style:font-size-asian="10pt" style:font-size-complex="10pt"/>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style:font-name="Verdana"/>
    </style:style>
    <style:style style:name="T30" style:family="text">
      <style:text-properties style:font-name="Verdana" fo:font-weight="bold" style:font-weight-asian="bold"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12"><text:span text:style-name="T8">T.P.Nº 2:</text:span><text:span text:style-name="T9"> </text:span><text:span text:style-name="T8"><text:s/>Introducción al Procesamiento Digital de Señales</text:span></text:p>
      <text:p text:style-name="P9"/>
      <text:p text:style-name="P10"/>
      <text:p text:style-name="P8">2.1- <text:s/>Señales básicas utilizadas en el procesamiento digital de señales</text:p>
      <text:p text:style-name="P7"/>
      <text:p text:style-name="P37">2.1.1- Señal impulso unitario (desplazado) </text:p>
      <text:p text:style-name="P37"/>
      <text:p text:style-name="P37"><text:span text:style-name="T10">Genere en lenguaje script de Matlab y represente gráficamente una señal impulso la cual se usará para excitar un sistema lineal invariante en el tiempo causal de modo que se obtengan L muestras a la salida de dicho sistema. </text:span></text:p>
      <text:p text:style-name="P36"><text:s/></text:p>
      <text:p text:style-name="P36"><text:span text:style-name="T6">n</text:span><text:span text:style-name="T7">o</text:span> = 0 </text:p>
      <text:p text:style-name="P36"><text:span text:style-name="T6">L</text:span> = 20 </text:p>
      <text:p text:style-name="P36"/>
      <text:p text:style-name="P37">Resolución:</text:p>
      <text:p text:style-name="P36"/>
      <text:p text:style-name="P36">El siguiente script genera una señal impulso unitario en MatLab:</text:p>
      <text:p text:style-name="P36"/>
      <text:p text:style-name="P18">% Cantidad de muestras</text:p>
      <text:p text:style-name="P17">L=20;</text:p>
      <text:p text:style-name="P19">% Vector para graficar el impulso</text:p>
      <text:p text:style-name="P17">n= -L:1:L;</text:p>
      <text:p text:style-name="P19">% Señal impulso todo en cero</text:p>
      <text:p text:style-name="P17">impulso=zeros(size(n));</text:p>
      <text:p text:style-name="P19">% Cargo el elemento correspondiente a la pos 0 en 1</text:p>
      <text:p text:style-name="P17">impulso(n==0)=1;</text:p>
      <text:p text:style-name="P19">% Le indico que voy a crear un obejto que va ser la figura numero 1</text:p>
      <text:p text:style-name="P17">figure(1);</text:p>
      <text:p text:style-name="P19">% grafico en la figura 1 el impulso</text:p>
      <text:p text:style-name="P20"><text:span text:style-name="T11">stem(n,impulso,</text:span><text:span text:style-name="T23">'r'</text:span><text:span text:style-name="T11">,</text:span><text:span text:style-name="T23">'fill'</text:span><text:span text:style-name="T11">);</text:span></text:p>
      <text:p text:style-name="P19">% Seteo los ejes del grafico </text:p>
      <text:p text:style-name="P17">axis([-L L -0.5 1.5]);</text:p>
      <text:p text:style-name="P20"><text:span text:style-name="T11">title(</text:span><text:span text:style-name="T23">'Señal impulso unidad'</text:span><text:span text:style-name="T11">);</text:span></text:p>
      <text:p text:style-name="P20"><text:span text:style-name="T11">xlabel(</text:span><text:span text:style-name="T23">'n (muestras)'</text:span><text:span text:style-name="T11">);</text:span></text:p>
      <text:p text:style-name="P20"><text:span text:style-name="T11">ylabel(</text:span><text:span text:style-name="T23">'x[n]'</text:span><text:span text:style-name="T11">); </text:span></text:p>
      <text:p text:style-name="P17"/>
      <text:p text:style-name="P4"/>
      <text:p text:style-name="P35"><text:span text:style-name="T12">2.1.2 <text:s/>Tren de impulsos</text:span><text:span text:style-name="T11"> </text:span></text:p>
      <text:p text:style-name="P5"/>
      <text:p text:style-name="P22"><text:span text:style-name="T11">Genere y represente gráficamente mediante Matlab un tren de impulsos de periodo 5 y longitud 100. </text:span></text:p>
      <text:p text:style-name="P11"/>
      <text:p text:style-name="P40">Resolución:</text:p>
      <text:p text:style-name="P36"/>
      <text:p text:style-name="P21">El siguiente script genera una señal tren de impulsos en MatLab:</text:p>
      <text:p text:style-name="P21"/>
      <text:p text:style-name="P27">% Tren de impulsos</text:p>
      <text:p text:style-name="P28"><text:s/></text:p>
      <text:p text:style-name="P29">P = 5;</text:p>
      <text:p text:style-name="P29">L = 100;</text:p>
      <text:p text:style-name="P29">M = L/P;</text:p>
      <text:p text:style-name="P29">tren_imp=zeros(1,L);</text:p>
      <text:p text:style-name="P26"><text:span text:style-name="T24">for</text:span><text:span text:style-name="T11"> n=0:L-1</text:span></text:p>
      <text:p text:style-name="P26"><text:span text:style-name="T11"><text:s text:c="4"/></text:span><text:span text:style-name="T24">for</text:span><text:span text:style-name="T11"> i=0:M-1</text:span></text:p>
      <text:p text:style-name="P26"><text:span text:style-name="T11"><text:s text:c="8"/></text:span><text:span text:style-name="T24">if</text:span><text:span text:style-name="T11"> n==(i*P)</text:span></text:p>
      <text:p text:style-name="P29"><text:soft-page-break/><text:s text:c="12"/>tren_imp(n+1)=1;</text:p>
      <text:p text:style-name="P26"><text:span text:style-name="T11"><text:s text:c="8"/></text:span><text:span text:style-name="T24">end</text:span></text:p>
      <text:p text:style-name="P26"><text:span text:style-name="T11"><text:s text:c="4"/></text:span><text:span text:style-name="T24">end</text:span></text:p>
      <text:p text:style-name="P30">end</text:p>
      <text:p text:style-name="P30"><text:s/></text:p>
      <text:p text:style-name="P29">figure(1);</text:p>
      <text:p text:style-name="P29">n=0:L-1;</text:p>
      <text:p text:style-name="P29">stem(n,tren_imp);</text:p>
      <text:p text:style-name="P29"><text:s/></text:p>
      <text:p text:style-name="P26"><text:span text:style-name="T11">title(</text:span><text:span text:style-name="T23">'Señal Tren de Impulsos'</text:span><text:span text:style-name="T11">); </text:span></text:p>
      <text:p text:style-name="P14"/>
      <text:p text:style-name="P23">También puede hacerse de la siguiente manera:</text:p>
      <text:p text:style-name="P21"/>
      <text:p text:style-name="P31">tren_imp=[1;0;0;0;0;0;0;0;0;0]*ones(1,M);</text:p>
      <text:p text:style-name="P32">tren_imp=tren_imp(:)';</text:p>
      <text:p text:style-name="P32"><text:s/></text:p>
      <text:p text:style-name="P32">figure(2);</text:p>
      <text:p text:style-name="P32">stem(n,tren_imp);</text:p>
      <text:p text:style-name="P32"><text:s/></text:p>
      <text:p text:style-name="P33"><text:span text:style-name="T11">title(</text:span><text:span text:style-name="T23">'Señal Tren de Impulsos'</text:span><text:span text:style-name="T11">); </text:span></text:p>
      <text:p text:style-name="P32"/>
      <text:p text:style-name="P35"><text:span text:style-name="T12">2.1.3 <text:s/>Escalón unitario</text:span><text:span text:style-name="T11"> </text:span></text:p>
      <text:p text:style-name="P5"/>
      <text:p text:style-name="P22"><text:span text:style-name="T17">El escalón unitario tiene como expresión </text:span></text:p>
      <text:p text:style-name="P21"><text:s/></text:p>
      <text:p text:style-name="P21">u[n] = 1 para n &gt;= <text:s/>0</text:p>
      <text:p text:style-name="P25">u[n] = 0 para n &lt; <text:s/>0. <text:s/></text:p>
      <text:p text:style-name="P11"/>
      <text:p text:style-name="P41">Genere y represente gráficamente la secuencia escalón unitario de longitud L=20.</text:p>
      <text:p text:style-name="P11"/>
      <text:p text:style-name="P40">Resolución:</text:p>
      <text:p text:style-name="P36"/>
      <text:p text:style-name="P25">El siguiente script genera una señal escalón unitario de longitud L=20 en MatLab:</text:p>
      <text:p text:style-name="P25"/>
      <text:p text:style-name="P43">% Escalon unitario</text:p>
      <text:p text:style-name="P44"><text:s/></text:p>
      <text:p text:style-name="P45">L = 20;</text:p>
      <text:p text:style-name="P45"><text:s/></text:p>
      <text:p text:style-name="P44">% Vector para graficar el escalón</text:p>
      <text:p text:style-name="P45">n= -L:1:L;</text:p>
      <text:p text:style-name="P45"><text:s/></text:p>
      <text:p text:style-name="P44">% Crear señal "escalon_unitario" y setear todos sus elementos a cero</text:p>
      <text:p text:style-name="P45">escalon_unitario = zeros(size(n));</text:p>
      <text:p text:style-name="P45"><text:s/></text:p>
      <text:p text:style-name="P44">% Setear todos los elementos con n&gt;=0 a 1</text:p>
      <text:p text:style-name="P45">escalon_unitario(n&gt;=0) = 1;</text:p>
      <text:p text:style-name="P45"><text:s/></text:p>
      <text:p text:style-name="P45">figure(1);</text:p>
      <text:p text:style-name="P45"><text:s/></text:p>
      <text:p text:style-name="P44">%Grafico en la figura 1 el escalón</text:p>
      <text:p text:style-name="P45">stem(n,escalon_unitario);</text:p>
      <text:p text:style-name="P45"><text:s/></text:p>
      <text:p text:style-name="P45">axis([-L L -0.5 1.5]);</text:p>
      <text:p text:style-name="P46"><text:span text:style-name="T11">title(</text:span><text:span text:style-name="T23">'Señal escalón'</text:span><text:span text:style-name="T11">);</text:span></text:p>
      <text:p text:style-name="P46"><text:span text:style-name="T11">xlabel(</text:span><text:span text:style-name="T23">'n (muestras)'</text:span><text:span text:style-name="T11">);</text:span></text:p>
      <text:p text:style-name="P46"><text:span text:style-name="T11">ylabel(</text:span><text:span text:style-name="T23">'x[n]'</text:span><text:span text:style-name="T11">); <text:s/></text:span></text:p>
      <text:p text:style-name="P25"/>
      <text:p text:style-name="P34"/>
      <text:p text:style-name="P35"><text:soft-page-break/><text:span text:style-name="T12">2.1.4 <text:s/>Señal <text:s/>sinusoidal</text:span><text:span text:style-name="T11"> </text:span></text:p>
      <text:p text:style-name="P5"/>
      <text:p text:style-name="P24"><text:span text:style-name="T18">Una señal sinusoidal de amplitud A, frecuencia ωo y fase φ en tiempo continuo esta dada por: </text:span></text:p>
      <text:p text:style-name="P25"/>
      <text:p text:style-name="P25">X(t) = A sen(ωo t + φ) </text:p>
      <text:p text:style-name="P25"/>
      <text:p text:style-name="P25">En tiempo discreto t=nTs, donde Ts es el periodo de muestreo, entonces: </text:p>
      <text:p text:style-name="P25"><text:s/></text:p>
      <text:p text:style-name="P25">X[n] = A sen (ωo nTs + φ) = <text:s/>A sen (2 π fo/fs n + φ); <text:s text:c="3"/>ωo = 2 π fo <text:s text:c="4"/></text:p>
      <text:p text:style-name="P25"><text:s/></text:p>
      <text:p text:style-name="P25">Donde a fo/fs se la denomina frecuencia normalizada y fs es la frecuencia de muestreo. </text:p>
      <text:p text:style-name="P25"><text:s/></text:p>
      <text:p text:style-name="P25">Genere y represente gráficamente mediante la función stem una señal cosenoidal en tiempo </text:p>
      <text:p text:style-name="P25">discreto de N muestras, cuyos parámetros son: </text:p>
      <text:p text:style-name="P25"/>
      <text:p text:style-name="P25"><text:s text:c="2"/>A = 10, </text:p>
      <text:p text:style-name="P25"><text:s text:c="2"/>fo <text:s/>= 10 Hz, </text:p>
      <text:p text:style-name="P25"><text:s text:c="2"/>fs = 1000 Hz, </text:p>
      <text:p text:style-name="P25"><text:s text:c="2"/>φ = 0° </text:p>
      <text:p text:style-name="P25"><text:s/></text:p>
      <text:p text:style-name="P25"><text:s text:c="2"/>N = 100. </text:p>
      <text:p text:style-name="P11"/>
      <text:p text:style-name="P40">Resolución:</text:p>
      <text:p text:style-name="P36"/>
      <text:p text:style-name="P25">El siguiente script genera una señal senoidal de N=100 muestras en MatLab:</text:p>
      <text:p text:style-name="P25"/>
      <text:p text:style-name="P49">% Señal senoidal</text:p>
      <text:p text:style-name="P13"><text:s/></text:p>
      <text:p text:style-name="P47">% Señal en tiempo continuo</text:p>
      <text:p text:style-name="P47">% X(t) = A sen(W0*t+phi)</text:p>
      <text:p text:style-name="P47"><text:s/></text:p>
      <text:p text:style-name="P47">% Señal discreta -&gt; t = nTs, donde Ts es el período de muestreo</text:p>
      <text:p text:style-name="P47">% X[n] = A sen (W0*nTs+hi) = A sen(2*pi*f0/fs*n +phi) W0 = 2*pi*f0</text:p>
      <text:p text:style-name="P47">% fn = f0/fs es la frecuencia normalizada y fs la frecuencia de muestreo</text:p>
      <text:p text:style-name="P47"><text:s/></text:p>
      <text:p text:style-name="P50"><text:span text:style-name="T11">A = 10; <text:s text:c="4"/></text:span><text:span text:style-name="T25">% Amplitud</text:span></text:p>
      <text:p text:style-name="P50"><text:span text:style-name="T11">f0 = 10; <text:s text:c="3"/></text:span><text:span text:style-name="T25">% Frec de la señal en Hz</text:span></text:p>
      <text:p text:style-name="P50"><text:span text:style-name="T11">fs = 1000; <text:s/></text:span><text:span text:style-name="T25">% Frec de muestreo en Hz</text:span></text:p>
      <text:p text:style-name="P50"><text:span text:style-name="T11">phi = 0; <text:s text:c="3"/></text:span><text:span text:style-name="T25">% pi/2; % Fase</text:span></text:p>
      <text:p text:style-name="P47"><text:s/></text:p>
      <text:p text:style-name="P50"><text:span text:style-name="T11">N=100; </text:span><text:span text:style-name="T25">% Número de muestras</text:span></text:p>
      <text:p text:style-name="P51">n=0:N-1;</text:p>
      <text:p text:style-name="P51"><text:s/></text:p>
      <text:p text:style-name="P50"><text:span text:style-name="T11">y=A*sin(2*pi*(f0/fs)*n+phi); </text:span><text:span text:style-name="T25">% Señal senoidal</text:span></text:p>
      <text:p text:style-name="P51">figure(1);</text:p>
      <text:p text:style-name="P50"><text:span text:style-name="T11">stem(n,y,</text:span><text:span text:style-name="T23">'r'</text:span><text:span text:style-name="T11">);</text:span></text:p>
      <text:p text:style-name="P51"><text:s/></text:p>
      <text:p text:style-name="P50"><text:span text:style-name="T11">title(</text:span><text:span text:style-name="T23">'Señal Senoidal de 10Hz'</text:span><text:span text:style-name="T11">);</text:span></text:p>
      <text:p text:style-name="P50"><text:span text:style-name="T11">xlabel(</text:span><text:span text:style-name="T23">'n (muestras)'</text:span><text:span text:style-name="T11">);</text:span></text:p>
      <text:p text:style-name="P50"><text:span text:style-name="T11">ylabel(</text:span><text:span text:style-name="T23">'y[n]'</text:span><text:span text:style-name="T11">); </text:span></text:p>
      <text:p text:style-name="P52"/>
      <text:p text:style-name="P25"/>
      <text:p text:style-name="P35"><text:span text:style-name="T12">2.1.5 <text:s/>Señales exponenciales</text:span><text:span text:style-name="T11"> </text:span></text:p>
      <text:p text:style-name="P5"/>
      <text:p text:style-name="P24"><text:span text:style-name="T18">Una señal exponencial en tiempo discreto es de la forma:</text:span></text:p>
      <text:p text:style-name="P25"/>
      <text:p text:style-name="P24"><text:soft-page-break/><text:span text:style-name="T18"><text:s text:c="2"/>X[n] = a</text:span><text:span text:style-name="T20">n </text:span></text:p>
      <text:p text:style-name="P25">siendo a un número real y n= 0, 1, 2, 3, 4... </text:p>
      <text:p text:style-name="P25"><text:s text:c="2"/></text:p>
      <text:p text:style-name="P25"><text:s/>Si <text:s text:c="2"/>0 &lt; a &lt; 1 o <text:s/>-1 &lt; a &lt; 0, entonces la exponencial es decreciente </text:p>
      <text:p text:style-name="P25"><text:s/>Si a &gt; 1 o a &lt; -1, entonces la exponencial es creciente </text:p>
      <text:p text:style-name="P25"/>
      <text:p text:style-name="P25">Genere y represente gráficamente las señales exponenciales decrecientes y crecientes de </text:p>
      <text:p text:style-name="P25">longitud L=20. </text:p>
      <text:p text:style-name="P11"/>
      <text:p text:style-name="P40">Resolución:</text:p>
      <text:p text:style-name="P36"/>
      <text:p text:style-name="P25">El siguiente script genera 4 señales exponenciales de longitud L=20 y las grafica juntas:</text:p>
      <text:p text:style-name="P25"/>
      <text:p text:style-name="P53">% Exponenciales tiempo discreto</text:p>
      <text:p text:style-name="P54"><text:s/></text:p>
      <text:p text:style-name="P55">figure(1);</text:p>
      <text:p text:style-name="P55"><text:s/></text:p>
      <text:p text:style-name="P55">L = 20;</text:p>
      <text:p text:style-name="P55"><text:s/></text:p>
      <text:p text:style-name="P54">% Exponencial Decreciente 1 con 0 &lt; a &lt; 1</text:p>
      <text:p text:style-name="P55">a=0.5;</text:p>
      <text:p text:style-name="P55">exp1 = zeros(1,L);</text:p>
      <text:p text:style-name="P56"><text:span text:style-name="T24">for</text:span><text:span text:style-name="T11"> n=0:L-1</text:span></text:p>
      <text:p text:style-name="P55"><text:s text:c="4"/>exp1(n+1)=a^n;</text:p>
      <text:p text:style-name="P57">end</text:p>
      <text:p text:style-name="P57"><text:s/></text:p>
      <text:p text:style-name="P55">n=0:L-1;</text:p>
      <text:p text:style-name="P55">subplot(2,2,1),</text:p>
      <text:p text:style-name="P55">stem(n,exp1),</text:p>
      <text:p text:style-name="P56"><text:span text:style-name="T11">title(</text:span><text:span text:style-name="T23">'Exponencial Decreciente 1'</text:span><text:span text:style-name="T11">);</text:span></text:p>
      <text:p text:style-name="P55"><text:s/></text:p>
      <text:p text:style-name="P54">% Exponencial Decreciente 2 con -1 &lt; a &lt; 0</text:p>
      <text:p text:style-name="P55">a=-0.5;</text:p>
      <text:p text:style-name="P55">exp2 = zeros(1,L);</text:p>
      <text:p text:style-name="P56"><text:span text:style-name="T24">for</text:span><text:span text:style-name="T11"> n=0:L-1</text:span></text:p>
      <text:p text:style-name="P55"><text:s text:c="4"/>exp2(n+1)=a^n;</text:p>
      <text:p text:style-name="P57">end</text:p>
      <text:p text:style-name="P57"><text:s/></text:p>
      <text:p text:style-name="P55">n=0:L-1;</text:p>
      <text:p text:style-name="P55">subplot(2,2,2),</text:p>
      <text:p text:style-name="P55">stem(n,exp2),</text:p>
      <text:p text:style-name="P56"><text:span text:style-name="T11">title(</text:span><text:span text:style-name="T23">'Exponencial Decreciente 2'</text:span><text:span text:style-name="T11">);</text:span></text:p>
      <text:p text:style-name="P55"><text:s/></text:p>
      <text:p text:style-name="P54">% Exponencial Creciente 1 con a &gt; 1</text:p>
      <text:p text:style-name="P55">a=2;</text:p>
      <text:p text:style-name="P55">exp3 = zeros(1,L);</text:p>
      <text:p text:style-name="P56"><text:span text:style-name="T24">for</text:span><text:span text:style-name="T11"> n=0:L-1</text:span></text:p>
      <text:p text:style-name="P55"><text:s text:c="4"/>exp3(n+1)=a^n;</text:p>
      <text:p text:style-name="P57">end</text:p>
      <text:p text:style-name="P57"><text:s/></text:p>
      <text:p text:style-name="P55">n=0:L-1;</text:p>
      <text:p text:style-name="P55">subplot(2,2,3),</text:p>
      <text:p text:style-name="P55">stem(n,exp3),</text:p>
      <text:p text:style-name="P56"><text:span text:style-name="T11">title(</text:span><text:span text:style-name="T23">'Exponencial Creciente 1'</text:span><text:span text:style-name="T11">);</text:span></text:p>
      <text:p text:style-name="P55"><text:s/></text:p>
      <text:p text:style-name="P54">% Exponencial Creciente 2 con a &lt; -1</text:p>
      <text:p text:style-name="P55">a=-2;</text:p>
      <text:p text:style-name="P55">exp4 = zeros(1,L);</text:p>
      <text:p text:style-name="P56"><text:span text:style-name="T24">for</text:span><text:span text:style-name="T11"> n=0:L-1</text:span></text:p>
      <text:p text:style-name="P55"><text:soft-page-break/><text:s text:c="4"/>exp4(n+1)=a^n;</text:p>
      <text:p text:style-name="P57">end</text:p>
      <text:p text:style-name="P57"><text:s/></text:p>
      <text:p text:style-name="P55">n=0:L-1;</text:p>
      <text:p text:style-name="P55">subplot(2,2,4),</text:p>
      <text:p text:style-name="P55">stem(n,exp4),</text:p>
      <text:p text:style-name="P56"><text:span text:style-name="T11">title(</text:span><text:span text:style-name="T23">'Exponencial Creciente 2'</text:span><text:span text:style-name="T11">);</text:span></text:p>
      <text:p text:style-name="P25"/>
      <text:p text:style-name="P25"/>
      <text:p text:style-name="P35"><text:span text:style-name="T12">2.1.6 <text:s/>Señales complejas</text:span><text:span text:style-name="T11"> </text:span></text:p>
      <text:p text:style-name="P5"/>
      <text:p text:style-name="P24"><text:span text:style-name="T18">Si bien en el mundo real las señales tienen valores reales, es muy frecuente el uso de señales con partes real e imaginaria, es decir señales complejas, por ejemplo en sistemas de modulación. </text:span></text:p>
      <text:p text:style-name="P25"/>
      <text:p text:style-name="P25">Para el caso en que el valor a de la señal exponencial sea un valor complejo, tendremos: </text:p>
      <text:p text:style-name="P25"/>
      <text:p text:style-name="P24"><text:span text:style-name="T18"><text:s text:c="2"/>a = r.e </text:span><text:span text:style-name="T20">j.Θ</text:span><text:span text:style-name="T18"> </text:span></text:p>
      <text:p text:style-name="P25"/>
      <text:p text:style-name="P25"><text:s/>por lo tanto <text:s/></text:p>
      <text:p text:style-name="P25"/>
      <text:p text:style-name="P24"><text:span text:style-name="T18"><text:s text:c="2"/>X[n] = </text:span><text:span text:style-name="T21">r</text:span><text:span text:style-name="T20">n</text:span><text:span text:style-name="T21">.e </text:span><text:span text:style-name="T20">j.Θ.n </text:span><text:span text:style-name="T18">= r</text:span><text:span text:style-name="T20">n</text:span><text:span text:style-name="T18"> (cos Θ.n + j.sen Θ.n)</text:span></text:p>
      <text:p text:style-name="P25"><text:s/></text:p>
      <text:p text:style-name="P25">Gráficamente se podrá ahora representar una parte real: </text:p>
      <text:p text:style-name="P25"/>
      <text:p text:style-name="P24"><text:span text:style-name="T18"><text:s text:c="2"/>XR[n] = </text:span><text:span text:style-name="T21">r</text:span><text:span text:style-name="T20">n </text:span><text:span text:style-name="T21">.</text:span><text:span text:style-name="T18"> cos Θ.n</text:span></text:p>
      <text:p text:style-name="P25"><text:s/></text:p>
      <text:p text:style-name="P25"><text:s/>y una parte imaginaria: </text:p>
      <text:p text:style-name="P25"/>
      <text:p text:style-name="P24"><text:span text:style-name="T18"><text:s text:c="4"/>XI[n] = </text:span><text:span text:style-name="T21">r</text:span><text:span text:style-name="T20">n </text:span><text:span text:style-name="T21">.</text:span><text:span text:style-name="T18"> sen Θ.n</text:span></text:p>
      <text:p text:style-name="P25"><text:s/></text:p>
      <text:p text:style-name="P25"><text:s/>Genere una señal exponencial compleja donde r = 0.9 y <text:s/>Θ = π/10. ¿Que sucede sí r = 1? </text:p>
      <text:p text:style-name="P11"/>
      <text:p text:style-name="P40">Resolución:</text:p>
      <text:p text:style-name="P36"/>
      <text:p text:style-name="P25">El siguiente script genera una señal exponencial compleja con r=0,9 y N=60 muestras en MatLab:</text:p>
      <text:p text:style-name="P25"/>
      <text:p text:style-name="P53">% Exponencial compleja</text:p>
      <text:p text:style-name="P54"><text:s/></text:p>
      <text:p text:style-name="P55">figure(1)</text:p>
      <text:p text:style-name="P55"><text:s/></text:p>
      <text:p text:style-name="P55">L=60;</text:p>
      <text:p text:style-name="P55"><text:s/></text:p>
      <text:p text:style-name="P55">r=0.9;</text:p>
      <text:p text:style-name="P55">Xre = zeros(1,L);</text:p>
      <text:p text:style-name="P55">Xim = zeros(1,L);</text:p>
      <text:p text:style-name="P55"><text:s/></text:p>
      <text:p text:style-name="P56"><text:span text:style-name="T24">for</text:span><text:span text:style-name="T11"> n=0:L-1</text:span></text:p>
      <text:p text:style-name="P55"><text:s text:c="4"/>Xre(n+1)=(r^n)*cos((1/10)*n);</text:p>
      <text:p text:style-name="P55"><text:s text:c="4"/>Xim(n+1)=(r^n)*sin((1/10)*n);</text:p>
      <text:p text:style-name="P57">end</text:p>
      <text:p text:style-name="P57"><text:s/></text:p>
      <text:p text:style-name="P55">n=0:L-1;</text:p>
      <text:p text:style-name="P55">subplot(2,1,1),</text:p>
      <text:p text:style-name="P55">stem(n,Xre),</text:p>
      <text:p text:style-name="P56"><text:span text:style-name="T11">title(</text:span><text:span text:style-name="T23">'Parte Real'</text:span><text:span text:style-name="T11">);</text:span></text:p>
      <text:p text:style-name="P55"><text:s/></text:p>
      <text:p text:style-name="P55"><text:soft-page-break/>subplot(2,1,2),</text:p>
      <text:p text:style-name="P55">stem(n,Xim),</text:p>
      <text:p text:style-name="P56"><text:span text:style-name="T11">title(</text:span><text:span text:style-name="T23">'Parte Imaginaria'</text:span><text:span text:style-name="T11">);</text:span></text:p>
      <text:p text:style-name="P55"/>
      <text:p text:style-name="P36"/>
      <text:p text:style-name="P25">Si r=1, la parte real se convierte en una señal cosenoidal pura, y la parte imaginaria en una señal senoidal pura.</text:p>
      <text:p text:style-name="P25"/>
      <text:p text:style-name="P25"/>
      <text:p text:style-name="P15">2.2- <text:s/>Muestreo de señales en el dominio del tiempo – Aliasing</text:p>
      <text:p text:style-name="P15"/>
      <text:p text:style-name="P38"><text:span text:style-name="T15">2.2.1</text:span><text:span text:style-name="T13"> </text:span><text:span text:style-name="T14">Represente la señal senoidal tomando </text:span></text:p>
      <text:p text:style-name="P42"><text:s/></text:p>
      <text:p text:style-name="P42"><text:s text:c="4"/>fo = 100 Hz <text:s/>; frecuencia de la sinusoide </text:p>
      <text:p text:style-name="P42"><text:s text:c="4"/>Ts = <text:s/>1 mS <text:s/>; periodo de muestreo </text:p>
      <text:p text:style-name="P42"><text:s text:c="4"/>A = 1 <text:s text:c="3"/>; amplitud </text:p>
      <text:p text:style-name="P42"><text:s/></text:p>
      <text:p text:style-name="P42">La fase puede ser cualquier valor entre 0 y 2Pi. </text:p>
      <text:p text:style-name="P42">Utilice la función stem para visualizar la función muestreada x[n]. </text:p>
      <text:p text:style-name="P42">Luego utilice la función <text:s/>plot <text:s/>para visualizar la función de modo que las muestras sean unidas (interpoladas) mediante líneas rectas. </text:p>
      <text:p text:style-name="P42">Pruebe con fs próxima a 2fo y con fs &gt;&gt; fo, por ejemplo fs=10Khz.</text:p>
      <text:p text:style-name="P42"/>
      <text:p text:style-name="P40">Resolución:</text:p>
      <text:p text:style-name="P36"/>
      <text:p text:style-name="P25">El siguiente script grafica una función senoidal muestreada a 4 distintas frecuencia, donde se puede apreciar el aliasing para frecuencias menores a 2fo:</text:p>
      <text:p text:style-name="P42"/>
      <text:p text:style-name="P6"/>
      <text:p text:style-name="P48">% Muestreo a distintas frecuencias de Señales senoidales</text:p>
      <text:p text:style-name="P47"><text:s/></text:p>
      <text:p text:style-name="P50"><text:span text:style-name="T11">A = 1; <text:s text:c="5"/></text:span><text:span text:style-name="T25">% Amplitud</text:span></text:p>
      <text:p text:style-name="P50"><text:span text:style-name="T11">f0 = 100; <text:s text:c="2"/></text:span><text:span text:style-name="T25">% Frec de la señal en Hz</text:span></text:p>
      <text:p text:style-name="P50"><text:span text:style-name="T11">phi = 0; <text:s text:c="3"/></text:span><text:span text:style-name="T25">% pi/2; % Fase</text:span></text:p>
      <text:p text:style-name="P47"><text:s/></text:p>
      <text:p text:style-name="P47"><text:s/></text:p>
      <text:p text:style-name="P47">%Obsérvese el aliasing en la siguiente señal</text:p>
      <text:p text:style-name="P51">figure(1);</text:p>
      <text:p text:style-name="P51">subplot(2,1,1);</text:p>
      <text:p text:style-name="P51">n=0:N-1;</text:p>
      <text:p text:style-name="P50"><text:span text:style-name="T11">fs = 197; <text:s/></text:span><text:span text:style-name="T25">% Nueva frec de muestreo en Hz</text:span></text:p>
      <text:p text:style-name="P50"><text:span text:style-name="T11">y1=A*sin(2*pi*(f0/fs)*n+phi); </text:span><text:span text:style-name="T25">% Señal senoidal</text:span></text:p>
      <text:p text:style-name="P50"><text:span text:style-name="T11">stem(n,y1,</text:span><text:span text:style-name="T23">'r'</text:span><text:span text:style-name="T11">);</text:span></text:p>
      <text:p text:style-name="P50"><text:span text:style-name="T11">xlabel(</text:span><text:span text:style-name="T23">'fs = 190 Hz'</text:span><text:span text:style-name="T11">);</text:span></text:p>
      <text:p text:style-name="P50"><text:span text:style-name="T11">ylabel(</text:span><text:span text:style-name="T23">'y1[n]'</text:span><text:span text:style-name="T11">); </text:span></text:p>
      <text:p text:style-name="P51">subplot(2,1,2);</text:p>
      <text:p text:style-name="P51">plot(n,y1);</text:p>
      <text:p text:style-name="P50"><text:span text:style-name="T11">xlabel(</text:span><text:span text:style-name="T23">'fs = 190 Hz'</text:span><text:span text:style-name="T11">);</text:span></text:p>
      <text:p text:style-name="P50"><text:span text:style-name="T11">ylabel(</text:span><text:span text:style-name="T23">'y1[n]'</text:span><text:span text:style-name="T11">); </text:span></text:p>
      <text:p text:style-name="P51"><text:s/></text:p>
      <text:p text:style-name="P47">%Señal sin aliasing</text:p>
      <text:p text:style-name="P51">figure(2);</text:p>
      <text:p text:style-name="P51">subplot(2,1,1);</text:p>
      <text:p text:style-name="P51">n=0:N-1;</text:p>
      <text:p text:style-name="P50"><text:span text:style-name="T11">fs = 1000; <text:s/></text:span><text:span text:style-name="T25">% Nueva frec de muestreo en Hz</text:span></text:p>
      <text:p text:style-name="P50"><text:span text:style-name="T11">y2=A*sin(2*pi*(f0/fs)*n+phi); </text:span><text:span text:style-name="T25">% Señal senoidal</text:span></text:p>
      <text:p text:style-name="P50"><text:span text:style-name="T11">stem(n,y2,</text:span><text:span text:style-name="T23">'r'</text:span><text:span text:style-name="T11">);</text:span></text:p>
      <text:p text:style-name="P50"><text:span text:style-name="T11">xlabel(</text:span><text:span text:style-name="T23">'fs = 1000 Hz'</text:span><text:span text:style-name="T11">);</text:span></text:p>
      <text:p text:style-name="P50"><text:soft-page-break/><text:span text:style-name="T11">ylabel(</text:span><text:span text:style-name="T23">'y2[n]'</text:span><text:span text:style-name="T11">); </text:span></text:p>
      <text:p text:style-name="P51">subplot(2,1,2);</text:p>
      <text:p text:style-name="P51">plot(n,y2);</text:p>
      <text:p text:style-name="P50"><text:span text:style-name="T11">xlabel(</text:span><text:span text:style-name="T23">'fs = 1000 Hz'</text:span><text:span text:style-name="T11">);</text:span></text:p>
      <text:p text:style-name="P50"><text:span text:style-name="T11">ylabel(</text:span><text:span text:style-name="T23">'y2[n]'</text:span><text:span text:style-name="T11">); </text:span></text:p>
      <text:p text:style-name="P67"/>
      <text:p text:style-name="P55"/>
      <text:p text:style-name="P55"/>
      <text:p text:style-name="P38"><text:span text:style-name="T15">2.2.2 </text:span><text:span text:style-name="T14">Varíe fo entre 100 Hz y 475 Hz en saltos de 125Hz, para fs = <text:s/>8 Khz. </text:span></text:p>
      <text:p text:style-name="P76">Utilice la función subplot para representar los cuatro casos en una misma ventana. </text:p>
      <text:p text:style-name="P76">¿Que sucede con la frecuencia de la señal senoidal? </text:p>
      <text:p text:style-name="P42"/>
      <text:p text:style-name="P40">Resolución:</text:p>
      <text:p text:style-name="P36"/>
      <text:p text:style-name="P25">El siguiente script grafica funciones senoidales de distintas frecuencias muestreadas a 8 KHz:</text:p>
      <text:p text:style-name="P25"/>
      <text:p text:style-name="P53">% Muestreo de señales senoidales</text:p>
      <text:p text:style-name="P54"><text:s/></text:p>
      <text:p text:style-name="P56"><text:span text:style-name="T11">A = 1; <text:s text:c="5"/></text:span><text:span text:style-name="T25">% Amplitud</text:span></text:p>
      <text:p text:style-name="P56"><text:span text:style-name="T11">fs = 8000; <text:s text:c="2"/></text:span><text:span text:style-name="T25">% Frec de muestreo en Hz</text:span></text:p>
      <text:p text:style-name="P56"><text:span text:style-name="T11">phi = 0; <text:s text:c="3"/></text:span><text:span text:style-name="T25">% pi/2; % Fase</text:span></text:p>
      <text:p text:style-name="P56"><text:span text:style-name="T11">N = 100; <text:s text:c="3"/></text:span><text:span text:style-name="T25">% Nueva cantidad de muestras para mantener la escala</text:span></text:p>
      <text:p text:style-name="P55">n=0:N-1;</text:p>
      <text:p text:style-name="P55"><text:s/></text:p>
      <text:p text:style-name="P55">figure(1);</text:p>
      <text:p text:style-name="P55"><text:s/></text:p>
      <text:p text:style-name="P55">subplot(2,2,1);</text:p>
      <text:p text:style-name="P55">f0 = 100;</text:p>
      <text:p text:style-name="P56"><text:span text:style-name="T11">y1=A*sin(2*pi*(f0/fs)*n+phi); </text:span><text:span text:style-name="T25">% Señal senoidal</text:span></text:p>
      <text:p text:style-name="P56"><text:span text:style-name="T11">stem(n,y1,</text:span><text:span text:style-name="T23">'r'</text:span><text:span text:style-name="T11">);</text:span></text:p>
      <text:p text:style-name="P56"><text:span text:style-name="T11">xlabel(</text:span><text:span text:style-name="T23">'fo = 100 Hz, fs = 8 KHz'</text:span><text:span text:style-name="T11">);</text:span></text:p>
      <text:p text:style-name="P56"><text:span text:style-name="T11">ylabel(</text:span><text:span text:style-name="T23">'y1[n]'</text:span><text:span text:style-name="T11">);</text:span></text:p>
      <text:p text:style-name="P55"><text:s/></text:p>
      <text:p text:style-name="P55">subplot(2,2,2);</text:p>
      <text:p text:style-name="P55">f0 = 225;</text:p>
      <text:p text:style-name="P56"><text:span text:style-name="T11">y2=A*sin(2*pi*(f0/fs)*n+phi); </text:span><text:span text:style-name="T25">% Señal senoidal</text:span></text:p>
      <text:p text:style-name="P56"><text:span text:style-name="T11">stem(n,y2,</text:span><text:span text:style-name="T23">'r'</text:span><text:span text:style-name="T11">);</text:span></text:p>
      <text:p text:style-name="P56"><text:span text:style-name="T11">xlabel(</text:span><text:span text:style-name="T23">'fo = 225 Hz, fs = 8 KHz'</text:span><text:span text:style-name="T11">);</text:span></text:p>
      <text:p text:style-name="P56"><text:span text:style-name="T11">ylabel(</text:span><text:span text:style-name="T23">'y2[n]'</text:span><text:span text:style-name="T11">); </text:span></text:p>
      <text:p text:style-name="P55"><text:s/></text:p>
      <text:p text:style-name="P55">subplot(2,2,3);</text:p>
      <text:p text:style-name="P55">f0 = 350;</text:p>
      <text:p text:style-name="P56"><text:span text:style-name="T11">y3=A*sin(2*pi*(f0/fs)*n+phi); </text:span><text:span text:style-name="T25">% Señal senoidal</text:span></text:p>
      <text:p text:style-name="P56"><text:span text:style-name="T11">stem(n,y3,</text:span><text:span text:style-name="T23">'r'</text:span><text:span text:style-name="T11">);</text:span></text:p>
      <text:p text:style-name="P56"><text:span text:style-name="T11">xlabel(</text:span><text:span text:style-name="T23">'fo = 350 Hz, fs = 8 KHz'</text:span><text:span text:style-name="T11">);</text:span></text:p>
      <text:p text:style-name="P56"><text:span text:style-name="T11">ylabel(</text:span><text:span text:style-name="T23">'y3[n]'</text:span><text:span text:style-name="T11">); </text:span></text:p>
      <text:p text:style-name="P55"><text:s/></text:p>
      <text:p text:style-name="P55">subplot(2,2,4);</text:p>
      <text:p text:style-name="P55">f0 = 475;</text:p>
      <text:p text:style-name="P56"><text:span text:style-name="T11">y4=A*sin(2*pi*(f0/fs)*n+phi); </text:span><text:span text:style-name="T25">% Señal senoidal</text:span></text:p>
      <text:p text:style-name="P56"><text:span text:style-name="T11">stem(n,y4,</text:span><text:span text:style-name="T23">'r'</text:span><text:span text:style-name="T11">);</text:span></text:p>
      <text:p text:style-name="P56"><text:span text:style-name="T11">xlabel(</text:span><text:span text:style-name="T23">'fo = 475 Hz, fs = 8 KHz'</text:span><text:span text:style-name="T11">);</text:span></text:p>
      <text:p text:style-name="P56"><text:span text:style-name="T11">ylabel(</text:span><text:span text:style-name="T23">'y4[n]'</text:span><text:span text:style-name="T11">); </text:span></text:p>
      <text:p text:style-name="P16"/>
      <text:p text:style-name="P39">Se observa que la frecuencia de la señal senoidal no se ve alterada y puede calcularse la frecuencia correcta en cualquiera de los cuatro gráficos si se conoce previamente fs. Esto se debe a que ha sido respetado el criterio de Nyquist.</text:p>
      <text:p text:style-name="P39"/>
      <text:p text:style-name="P38"><text:span text:style-name="T15">2.2.3 </text:span><text:span text:style-name="T14">Varíe fo entre 7525 y 7900 en saltos de 125 Hz. </text:span></text:p>
      <text:p text:style-name="P76"><text:soft-page-break/>¿Que sucede ahora con la frecuencia de la señal senoidal representada?, ¿Porque? <text:s/></text:p>
      <text:p text:style-name="P42"/>
      <text:p text:style-name="P40">Resolución:</text:p>
      <text:p text:style-name="P36"/>
      <text:p text:style-name="P25">El siguiente script grafica funciones senoidales de distintas frecuencias muestreadas a 8 KHz:</text:p>
      <text:p text:style-name="P25"/>
      <text:p text:style-name="P53">% Muestreo de señales senoidales</text:p>
      <text:p text:style-name="P54"><text:s/></text:p>
      <text:p text:style-name="P56"><text:span text:style-name="T11">A = 1; <text:s text:c="5"/></text:span><text:span text:style-name="T25">% Amplitud</text:span></text:p>
      <text:p text:style-name="P56"><text:span text:style-name="T11">fs = 8000; <text:s text:c="2"/></text:span><text:span text:style-name="T25">% Frec de muestreo en Hz</text:span></text:p>
      <text:p text:style-name="P56"><text:span text:style-name="T11">phi = 0; <text:s text:c="3"/></text:span><text:span text:style-name="T25">% pi/2; % Fase</text:span></text:p>
      <text:p text:style-name="P56"><text:span text:style-name="T11">N = 100; <text:s text:c="3"/></text:span><text:span text:style-name="T25">% Nueva cantidad de muestras para mantener la escala</text:span></text:p>
      <text:p text:style-name="P55">n=0:N-1;</text:p>
      <text:p text:style-name="P55"><text:s/></text:p>
      <text:p text:style-name="P55">figure(1);</text:p>
      <text:p text:style-name="P55"><text:s/></text:p>
      <text:p text:style-name="P55">subplot(2,2,1);</text:p>
      <text:p text:style-name="P55">f0 = 7525;</text:p>
      <text:p text:style-name="P56"><text:span text:style-name="T11">y1=A*sin(2*pi*(f0/fs)*n+phi); </text:span><text:span text:style-name="T25">% Señal senoidal</text:span></text:p>
      <text:p text:style-name="P56"><text:span text:style-name="T11">stem(n,y1,</text:span><text:span text:style-name="T23">'r'</text:span><text:span text:style-name="T11">);</text:span></text:p>
      <text:p text:style-name="P56"><text:span text:style-name="T11">xlabel(</text:span><text:span text:style-name="T23">'fo = 7525 Hz, fs = 8 KHz'</text:span><text:span text:style-name="T11">);</text:span></text:p>
      <text:p text:style-name="P56"><text:span text:style-name="T11">ylabel(</text:span><text:span text:style-name="T23">'y1[n]'</text:span><text:span text:style-name="T11">);</text:span></text:p>
      <text:p text:style-name="P55"><text:s/></text:p>
      <text:p text:style-name="P55">subplot(2,2,2);</text:p>
      <text:p text:style-name="P55">f0 = 7650;</text:p>
      <text:p text:style-name="P56"><text:span text:style-name="T11">y2=A*sin(2*pi*(f0/fs)*n+phi); </text:span><text:span text:style-name="T25">% Señal senoidal</text:span></text:p>
      <text:p text:style-name="P56"><text:span text:style-name="T11">stem(n,y2,</text:span><text:span text:style-name="T23">'r'</text:span><text:span text:style-name="T11">);</text:span></text:p>
      <text:p text:style-name="P56"><text:span text:style-name="T11">xlabel(</text:span><text:span text:style-name="T23">'fo = 7650 Hz, fs = 8 KHz'</text:span><text:span text:style-name="T11">);</text:span></text:p>
      <text:p text:style-name="P56"><text:span text:style-name="T11">ylabel(</text:span><text:span text:style-name="T23">'y2[n]'</text:span><text:span text:style-name="T11">); </text:span></text:p>
      <text:p text:style-name="P55"><text:s/></text:p>
      <text:p text:style-name="P55">subplot(2,2,3);</text:p>
      <text:p text:style-name="P55">f0 = 7775;</text:p>
      <text:p text:style-name="P56"><text:span text:style-name="T11">y3=A*sin(2*pi*(f0/fs)*n+phi); </text:span><text:span text:style-name="T25">% Señal senoidal</text:span></text:p>
      <text:p text:style-name="P56"><text:span text:style-name="T11">stem(n,y3,</text:span><text:span text:style-name="T23">'r'</text:span><text:span text:style-name="T11">);</text:span></text:p>
      <text:p text:style-name="P56"><text:span text:style-name="T11">xlabel(</text:span><text:span text:style-name="T23">'fo = 7775 Hz, fs = 8 KHz'</text:span><text:span text:style-name="T11">);</text:span></text:p>
      <text:p text:style-name="P56"><text:span text:style-name="T11">ylabel(</text:span><text:span text:style-name="T23">'y3[n]'</text:span><text:span text:style-name="T11">); </text:span></text:p>
      <text:p text:style-name="P55"><text:s/></text:p>
      <text:p text:style-name="P55">subplot(2,2,4);</text:p>
      <text:p text:style-name="P55">f0 = 7900;</text:p>
      <text:p text:style-name="P56"><text:span text:style-name="T11">y4=A*sin(2*pi*(f0/fs)*n+phi); </text:span><text:span text:style-name="T25">% Señal senoidal</text:span></text:p>
      <text:p text:style-name="P56"><text:span text:style-name="T11">stem(n,y4,</text:span><text:span text:style-name="T23">'r'</text:span><text:span text:style-name="T11">);</text:span></text:p>
      <text:p text:style-name="P56"><text:span text:style-name="T11">xlabel(</text:span><text:span text:style-name="T23">'fo = 7900 Hz, fs = 8 KHz'</text:span><text:span text:style-name="T11">);</text:span></text:p>
      <text:p text:style-name="P56"><text:span text:style-name="T11">ylabel(</text:span><text:span text:style-name="T23">'y4[n]'</text:span><text:span text:style-name="T11">); </text:span></text:p>
      <text:p text:style-name="P16"><text:s/></text:p>
      <text:p text:style-name="P39">En este caso se observa que al aumentar la frecuencia de la señal, en la gráfica se observa el efecto contrario, es decir, una aparente disminucion de frecuencia. Esto de debe a que, al no cumplir con el Criterio de Nyquist, se produce el fenómeno de aliasing, es decir, el solapamiento en frecuencia hace que la secuencia muestreada tenga mas de una posible reconstruccion en el tiempo. </text:p>
      <text:p text:style-name="P39"/>
      <text:p text:style-name="P38"><text:span text:style-name="T15">2.2.4 </text:span><text:span text:style-name="T14">Nuevamente varíe fo entre 32100 Hz y 32475 Hz en saltos de 125 Hz. </text:span></text:p>
      <text:p text:style-name="P76">¿Que sucede ahora con la frecuencia de la señal senoidal representada?, ¿Porque? <text:s text:c="3"/></text:p>
      <text:p text:style-name="P42"/>
      <text:p text:style-name="P40">Resolución:</text:p>
      <text:p text:style-name="P36"/>
      <text:p text:style-name="P25">El siguiente script grafica funciones senoidales de distintas frecuencias muestreadas a 8 KHz:</text:p>
      <text:p text:style-name="P25"/>
      <text:p text:style-name="P49">% Muestreo de señales senoidales</text:p>
      <text:p text:style-name="P47"><text:soft-page-break/><text:s/></text:p>
      <text:p text:style-name="P50"><text:span text:style-name="T11">A = 1; <text:s text:c="5"/></text:span><text:span text:style-name="T25">% Amplitud</text:span></text:p>
      <text:p text:style-name="P50"><text:span text:style-name="T11">fs = 8000; <text:s text:c="2"/></text:span><text:span text:style-name="T25">% Frec de muestreo en Hz</text:span></text:p>
      <text:p text:style-name="P50"><text:span text:style-name="T11">phi = 0; <text:s text:c="3"/></text:span><text:span text:style-name="T25">% pi/2; % Fase</text:span></text:p>
      <text:p text:style-name="P50"><text:span text:style-name="T11">N = 100; <text:s text:c="3"/></text:span><text:span text:style-name="T25">% Nueva cantidad de muestras para mantener la escala</text:span></text:p>
      <text:p text:style-name="P51">n=0:N-1;</text:p>
      <text:p text:style-name="P51"><text:s/></text:p>
      <text:p text:style-name="P51">figure(1);</text:p>
      <text:p text:style-name="P51"><text:s/></text:p>
      <text:p text:style-name="P51">subplot(2,2,1);</text:p>
      <text:p text:style-name="P51">f0 = 32100;</text:p>
      <text:p text:style-name="P50"><text:span text:style-name="T11">y1=A*sin(2*pi*(f0/fs)*n+phi); </text:span><text:span text:style-name="T25">% Señal senoidal</text:span></text:p>
      <text:p text:style-name="P50"><text:span text:style-name="T11">stem(n,y1,</text:span><text:span text:style-name="T23">'r'</text:span><text:span text:style-name="T11">);</text:span></text:p>
      <text:p text:style-name="P50"><text:span text:style-name="T11">xlabel(</text:span><text:span text:style-name="T23">'fo = 32100 Hz, fs = 8 KHz'</text:span><text:span text:style-name="T11">);</text:span></text:p>
      <text:p text:style-name="P50"><text:span text:style-name="T11">ylabel(</text:span><text:span text:style-name="T23">'y1[n]'</text:span><text:span text:style-name="T11">);</text:span></text:p>
      <text:p text:style-name="P51"><text:s/></text:p>
      <text:p text:style-name="P51">subplot(2,2,2);</text:p>
      <text:p text:style-name="P51">f0 = 32225;</text:p>
      <text:p text:style-name="P50"><text:span text:style-name="T11">y2=A*sin(2*pi*(f0/fs)*n+phi); </text:span><text:span text:style-name="T25">% Señal senoidal</text:span></text:p>
      <text:p text:style-name="P50"><text:span text:style-name="T11">stem(n,y2,</text:span><text:span text:style-name="T23">'r'</text:span><text:span text:style-name="T11">);</text:span></text:p>
      <text:p text:style-name="P50"><text:span text:style-name="T11">xlabel(</text:span><text:span text:style-name="T23">'fo = 32225 Hz, fs = 8 KHz'</text:span><text:span text:style-name="T11">);</text:span></text:p>
      <text:p text:style-name="P50"><text:span text:style-name="T11">ylabel(</text:span><text:span text:style-name="T23">'y2[n]'</text:span><text:span text:style-name="T11">); </text:span></text:p>
      <text:p text:style-name="P51"><text:s/></text:p>
      <text:p text:style-name="P51">subplot(2,2,3);</text:p>
      <text:p text:style-name="P51">f0 = 32350;</text:p>
      <text:p text:style-name="P50"><text:span text:style-name="T11">y3=A*sin(2*pi*(f0/fs)*n+phi); </text:span><text:span text:style-name="T25">% Señal senoidal</text:span></text:p>
      <text:p text:style-name="P50"><text:span text:style-name="T11">stem(n,y3,</text:span><text:span text:style-name="T23">'r'</text:span><text:span text:style-name="T11">);</text:span></text:p>
      <text:p text:style-name="P50"><text:span text:style-name="T11">xlabel(</text:span><text:span text:style-name="T23">'fo = 32350 Hz, fs = 8 KHz'</text:span><text:span text:style-name="T11">);</text:span></text:p>
      <text:p text:style-name="P50"><text:span text:style-name="T11">ylabel(</text:span><text:span text:style-name="T23">'y3[n]'</text:span><text:span text:style-name="T11">); </text:span></text:p>
      <text:p text:style-name="P51"><text:s/></text:p>
      <text:p text:style-name="P51">subplot(2,2,4);</text:p>
      <text:p text:style-name="P51">f0 = 32475;</text:p>
      <text:p text:style-name="P50"><text:span text:style-name="T11">y4=A*sin(2*pi*(f0/fs)*n+phi); </text:span><text:span text:style-name="T25">% Señal senoidal</text:span></text:p>
      <text:p text:style-name="P50"><text:span text:style-name="T11">stem(n,y4,</text:span><text:span text:style-name="T23">'r'</text:span><text:span text:style-name="T11">);</text:span></text:p>
      <text:p text:style-name="P50"><text:span text:style-name="T11">xlabel(</text:span><text:span text:style-name="T23">'fo = 32475 Hz, fs = 8 KHz'</text:span><text:span text:style-name="T11">);</text:span></text:p>
      <text:p text:style-name="P50"><text:span text:style-name="T11">ylabel(</text:span><text:span text:style-name="T23">'y4[n]'</text:span><text:span text:style-name="T11">); </text:span></text:p>
      <text:p text:style-name="P16"/>
      <text:p text:style-name="P76">En este caso el aumento de la frecuencia de la señal se corresponde con las gráficas, pero las frecuencias graficadas son en realidad mucho menores a las originales. Esto de debe a que, al no cumplir con el Criterio de Nyquist, se produce el fenómeno de aliasing, es decir, el solapamiento en frecuencia hace que la secuencia muestreada tenga mas de una posible reconstruccion en el tiempo.</text:p>
      <text:p text:style-name="P76"/>
      <text:list xml:id="list38397966" text:style-name="L2">
        <text:list-item>
          <text:list>
            <text:list-header>
              <text:p text:style-name="P93">2.3- Muestreo multifrecuencia: diezmado e interpolación.</text:p>
              <text:p text:style-name="P93"/>
            </text:list-header>
          </text:list>
        </text:list-item>
      </text:list>
      <text:list xml:id="list38401248" text:style-name="L1">
        <text:list-item>
          <text:list>
            <text:list-item>
              <text:list>
                <text:list-item>
                  <text:p text:style-name="P77">Analice las siguientes funciones de Matlab: decimate, interp y resample.</text:p>
                  <text:p text:style-name="P92"/>
                </text:list-item>
              </text:list>
            </text:list-item>
          </text:list>
        </text:list-item>
      </text:list>
      <text:p text:style-name="P76"><text:span text:style-name="T6">2.3.2</text:span> Genere una señal senoidal de frecuencia fo=100Hz, muestreada <text:s/>con una Fs=10KHz.</text:p>
      <text:p text:style-name="P76"><text:s/></text:p>
      <text:p text:style-name="P76"><text:tab/><text:span text:style-name="T6">2.3.2.1</text:span> Decremente el número de muestras de la señal senoidal con un factor de 4.</text:p>
      <text:p text:style-name="P76"><text:s/></text:p>
      <text:p text:style-name="P40">Resolución:</text:p>
      <text:p text:style-name="P36"/>
      <text:p text:style-name="P25">El siguiente script grafica una función senoidal de 100 Hz muestreada a 10 Khz y luego la misma señal, pero muestreada a una frecuencia de 2,5 KHz:</text:p>
      <text:p text:style-name="P25"/>
      <text:p text:style-name="P49">% Muestreo y decimación de señales senoidales</text:p>
      <text:p text:style-name="P63"><text:s/></text:p>
      <text:p text:style-name="P64"><text:soft-page-break/><text:span text:style-name="T11">A = 1; <text:s text:c="5"/></text:span><text:span text:style-name="T25">% Amplitud</text:span></text:p>
      <text:p text:style-name="P64"><text:span text:style-name="T11">f0 = 100; <text:s text:c="2"/></text:span><text:span text:style-name="T25">% Frecuencia de la senoide</text:span></text:p>
      <text:p text:style-name="P64"><text:span text:style-name="T11">fs = 10000; </text:span><text:span text:style-name="T25">% Frec de muestreo en Hz</text:span></text:p>
      <text:p text:style-name="P64"><text:span text:style-name="T11">phi = 0; <text:s text:c="3"/></text:span><text:span text:style-name="T25">% pi/2; % Fase</text:span></text:p>
      <text:p text:style-name="P64"><text:span text:style-name="T11">N = 200; <text:s text:c="3"/></text:span><text:span text:style-name="T25">% Nueva cantidad de muestras para mantener la escala</text:span></text:p>
      <text:p text:style-name="P60">n=0:N-1;</text:p>
      <text:p text:style-name="P60"><text:s/></text:p>
      <text:p text:style-name="P60">figure(1);</text:p>
      <text:p text:style-name="P60"><text:s/></text:p>
      <text:p text:style-name="P60">subplot(2,1,1);</text:p>
      <text:p text:style-name="P64"><text:span text:style-name="T11">y1=A*sin(2*pi*(f0/fs)*n+phi); </text:span><text:span text:style-name="T25">% Señal senoidal</text:span></text:p>
      <text:p text:style-name="P64"><text:span text:style-name="T11">stem(n,y1,</text:span><text:span text:style-name="T23">'r'</text:span><text:span text:style-name="T11">);</text:span></text:p>
      <text:p text:style-name="P64"><text:span text:style-name="T11">xlabel(</text:span><text:span text:style-name="T23">'fs = 10 KHz'</text:span><text:span text:style-name="T11">);</text:span></text:p>
      <text:p text:style-name="P64"><text:span text:style-name="T11">ylabel(</text:span><text:span text:style-name="T23">'y1[n]'</text:span><text:span text:style-name="T11">);</text:span></text:p>
      <text:p text:style-name="P60"><text:s/></text:p>
      <text:p text:style-name="P60">subplot(2,1,2);</text:p>
      <text:p text:style-name="P60">y2 = decimate(y1,4);</text:p>
      <text:p text:style-name="P60">N = 50;</text:p>
      <text:p text:style-name="P60">n=0:N-1;</text:p>
      <text:p text:style-name="P64"><text:span text:style-name="T11">stem(n,y2,</text:span><text:span text:style-name="T23">'r'</text:span><text:span text:style-name="T11">);</text:span></text:p>
      <text:p text:style-name="P64"><text:span text:style-name="T11">xlabel(</text:span><text:span text:style-name="T23">'fs = 2,5 KHz'</text:span><text:span text:style-name="T11">);</text:span></text:p>
      <text:p text:style-name="P64"><text:span text:style-name="T11">ylabel(</text:span><text:span text:style-name="T23">'y2[n]'</text:span><text:span text:style-name="T11">);</text:span></text:p>
      <text:p text:style-name="P25"/>
      <text:p text:style-name="P76"><text:tab/><text:span text:style-name="T6">2.3.2.2</text:span> Incremente el número de muestras de la señal senoidal con un factor de 2. </text:p>
      <text:p text:style-name="P76"/>
      <text:p text:style-name="P40">Resolución:</text:p>
      <text:p text:style-name="P36"/>
      <text:p text:style-name="P25">El siguiente script grafica una función senoidal de 100 Hz muestreada a 10 Khz y luego la misma señal, pero muestreada a una frecuencia de 20 KHz:</text:p>
      <text:p text:style-name="P25"/>
      <text:p text:style-name="P53">% Muestreo e interpolación de señales senoidales</text:p>
      <text:p text:style-name="P72"><text:s/></text:p>
      <text:p text:style-name="P73"><text:span text:style-name="T11">A = 1; <text:s text:c="5"/></text:span><text:span text:style-name="T25">% Amplitud</text:span></text:p>
      <text:p text:style-name="P73"><text:span text:style-name="T11">f0 = 100; <text:s text:c="2"/></text:span><text:span text:style-name="T25">% Frecuencia de la senoide</text:span></text:p>
      <text:p text:style-name="P73"><text:span text:style-name="T11">fs = 10000; </text:span><text:span text:style-name="T25">% Frec de muestreo en Hz</text:span></text:p>
      <text:p text:style-name="P73"><text:span text:style-name="T11">phi = 0; <text:s text:c="3"/></text:span><text:span text:style-name="T25">% pi/2; % Fase</text:span></text:p>
      <text:p text:style-name="P73"><text:span text:style-name="T11">N = 100; <text:s text:c="3"/></text:span><text:span text:style-name="T25">% Nueva cantidad de muestras para mantener la escala</text:span></text:p>
      <text:p text:style-name="P68">n=0:N-1;</text:p>
      <text:p text:style-name="P68"><text:s/></text:p>
      <text:p text:style-name="P68">figure(1);</text:p>
      <text:p text:style-name="P68"><text:s/></text:p>
      <text:p text:style-name="P68">subplot(2,1,1);</text:p>
      <text:p text:style-name="P73"><text:span text:style-name="T11">y1=A*sin(2*pi*(f0/fs)*n+phi); </text:span><text:span text:style-name="T25">% Señal senoidal</text:span></text:p>
      <text:p text:style-name="P73"><text:span text:style-name="T11">stem(n,y1,</text:span><text:span text:style-name="T23">'r'</text:span><text:span text:style-name="T11">);</text:span></text:p>
      <text:p text:style-name="P73"><text:span text:style-name="T11">xlabel(</text:span><text:span text:style-name="T23">'fs = 10 KHz'</text:span><text:span text:style-name="T11">);</text:span></text:p>
      <text:p text:style-name="P73"><text:span text:style-name="T11">ylabel(</text:span><text:span text:style-name="T23">'y1[n]'</text:span><text:span text:style-name="T11">);</text:span></text:p>
      <text:p text:style-name="P68"><text:s/></text:p>
      <text:p text:style-name="P68">subplot(2,1,2);</text:p>
      <text:p text:style-name="P68">y2 = interp(y1,2);</text:p>
      <text:p text:style-name="P68">N = 200;</text:p>
      <text:p text:style-name="P68">n=0:N-1;</text:p>
      <text:p text:style-name="P73"><text:span text:style-name="T11">stem(n,y2,</text:span><text:span text:style-name="T23">'r'</text:span><text:span text:style-name="T11">);</text:span></text:p>
      <text:p text:style-name="P68">axis([0 200 -1 1]);</text:p>
      <text:p text:style-name="P73"><text:span text:style-name="T11">xlabel(</text:span><text:span text:style-name="T23">'fs = 2,5 KHz'</text:span><text:span text:style-name="T11">);</text:span></text:p>
      <text:p text:style-name="P73"><text:span text:style-name="T11">ylabel(</text:span><text:span text:style-name="T23">'y2[n]'</text:span><text:span text:style-name="T11">);</text:span></text:p>
      <text:p text:style-name="P74"/>
      <text:p text:style-name="P25"/>
      <text:p text:style-name="P76"/>
      <text:p text:style-name="P76"><text:tab/><text:span text:style-name="T6">2.3.2.3</text:span> Modifique la frecuencia de muestreo en un factor de 2/3. </text:p>
      <text:p text:style-name="P76"><text:soft-page-break/></text:p>
      <text:p text:style-name="P40">Resolución:</text:p>
      <text:p text:style-name="P36"/>
      <text:p text:style-name="P25">El siguiente script grafica una función senoidal de 100 Hz muestreada a 10 Khz y luego la misma señal, pero muestreada a una frecuencia de 6666 Hz:</text:p>
      <text:p text:style-name="P25"/>
      <text:p text:style-name="P53">% Muestreo e interpolación de señales senoidales</text:p>
      <text:p text:style-name="P72"><text:s/></text:p>
      <text:p text:style-name="P73"><text:span text:style-name="T11">A = 1; <text:s text:c="5"/></text:span><text:span text:style-name="T25">% Amplitud</text:span></text:p>
      <text:p text:style-name="P73"><text:span text:style-name="T11">f0 = 100; <text:s text:c="2"/></text:span><text:span text:style-name="T25">% Frecuencia de la senoide</text:span></text:p>
      <text:p text:style-name="P73"><text:span text:style-name="T11">fs = 10000; </text:span><text:span text:style-name="T25">% Frec de muestreo en Hz</text:span></text:p>
      <text:p text:style-name="P73"><text:span text:style-name="T11">phi = 0; <text:s text:c="3"/></text:span><text:span text:style-name="T25">% pi/2; % Fase</text:span></text:p>
      <text:p text:style-name="P73"><text:span text:style-name="T11">N = 100; <text:s text:c="3"/></text:span><text:span text:style-name="T25">% Nueva cantidad de muestras para mantener la escala</text:span></text:p>
      <text:p text:style-name="P68">n=0:N-1;</text:p>
      <text:p text:style-name="P68"><text:s/></text:p>
      <text:p text:style-name="P68">figure(1);</text:p>
      <text:p text:style-name="P68"><text:s/></text:p>
      <text:p text:style-name="P68">subplot(2,1,1);</text:p>
      <text:p text:style-name="P73"><text:span text:style-name="T11">y1=A*sin(2*pi*(f0/fs)*n+phi); </text:span><text:span text:style-name="T25">% Señal senoidal</text:span></text:p>
      <text:p text:style-name="P73"><text:span text:style-name="T11">stem(n,y1,</text:span><text:span text:style-name="T23">'r'</text:span><text:span text:style-name="T11">);</text:span></text:p>
      <text:p text:style-name="P73"><text:span text:style-name="T11">xlabel(</text:span><text:span text:style-name="T23">'fs = 10 KHz'</text:span><text:span text:style-name="T11">);</text:span></text:p>
      <text:p text:style-name="P73"><text:span text:style-name="T11">ylabel(</text:span><text:span text:style-name="T23">'y1[n]'</text:span><text:span text:style-name="T11">);</text:span></text:p>
      <text:p text:style-name="P68"><text:s/></text:p>
      <text:p text:style-name="P68">subplot(2,1,2);</text:p>
      <text:p text:style-name="P68">y2 = resample(y1,2,3);</text:p>
      <text:p text:style-name="P68">N = 67;</text:p>
      <text:p text:style-name="P68">n=0:N-1;</text:p>
      <text:p text:style-name="P73"><text:span text:style-name="T11">stem(n,y2,</text:span><text:span text:style-name="T23">'r'</text:span><text:span text:style-name="T11">);</text:span></text:p>
      <text:p text:style-name="P68">axis([0 66 -1 1]);</text:p>
      <text:p text:style-name="P73"><text:span text:style-name="T11">xlabel(</text:span><text:span text:style-name="T23">'fs = 6666 KHz'</text:span><text:span text:style-name="T11">);</text:span></text:p>
      <text:p text:style-name="P73"><text:span text:style-name="T11">ylabel(</text:span><text:span text:style-name="T23">'y2[n]'</text:span><text:span text:style-name="T11">);</text:span></text:p>
      <text:p text:style-name="P73"><text:span text:style-name="T11"/></text:p>
      <text:p text:style-name="P73"><text:span text:style-name="T11"/></text:p>
      <text:list xml:id="list42543214" text:style-name="L3">
        <text:list-item>
          <text:list>
            <text:list-header>
              <text:p text:style-name="P95">2.4- Manipulaciones simples de señales en tiempo discreto</text:p>
            </text:list-header>
          </text:list>
        </text:list-item>
      </text:list>
      <text:p text:style-name="P96"><text:span text:style-name="T28"/></text:p>
      <text:p text:style-name="P99"><text:span text:style-name="T26">2.4.1 <text:s/>Desplazamiento en el tiempo.</text:span> </text:p>
      <text:p text:style-name="P86"/>
      <text:p text:style-name="P98">Introducción: </text:p>
      <text:p text:style-name="P98">Sea una señal discreta <text:s/>x(n), esta puede ser desplazada en el tiempo reemplazando la </text:p>
      <text:p text:style-name="P98">variable independiente n por n-k donde k es un entero. </text:p>
      <text:p text:style-name="P98"><text:s/></text:p>
      <text:p text:style-name="P98">Si <text:s/>k es un entero <text:s/>positivo el desplazamiento provoca un <text:s/>retraso de la señal en k </text:p>
      <text:p text:style-name="P98">unidades de tiempo. </text:p>
      <text:p text:style-name="P98">Si k es un entero negativo el desplazamiento temporal resulta en un adelanto de la señal </text:p>
      <text:p text:style-name="P98">en |k| unidades de tiempo. </text:p>
      <text:p text:style-name="P98">Note que en el muestreo en tiempo real es imposible obtener un adelanto, es decir, no </text:p>
      <text:p text:style-name="P98">podemos contar con muestras futuras de la señal. </text:p>
      <text:p text:style-name="P85"/>
      <text:p text:style-name="P79"><text:span text:style-name="T6">2.4.1.1</text:span> Dado un sistema al cual se le aplica una señal <text:s/>x(n) y cuya salida es y(n) = x(n-2), dicho sistema, ¿adelanta o retarda? </text:p>
      <text:p text:style-name="P79"/>
      <text:p text:style-name="P79"><text:span text:style-name="T6">Resolución: </text:span>El sistema se retrasa en Ts * 2 segundos.</text:p>
      <text:p text:style-name="P79"/>
      <text:p text:style-name="P79"><text:span text:style-name="T6">2.4.1.2</text:span> Dadas las siguientes muestras de una señal, </text:p>
      <text:p text:style-name="P79"><text:s text:c="2"/></text:p>
      <text:p text:style-name="P79"><text:s text:c="2"/>x[n] = [0 3 2 1 <text:span text:style-name="T6">0</text:span> 1 2 3 0 ]; el elemento en negrita indica el origen de tiempo, es decir, n=0.</text:p>
      <text:p text:style-name="P79"><text:soft-page-break/><text:s text:c="50"/></text:p>
      <text:p text:style-name="P79">Grafique en una misma figura x(n) e y(n) = x(n-k) siendo k=2. </text:p>
      <text:p text:style-name="P79"/>
      <text:p text:style-name="P79"/>
      <text:p text:style-name="P79"><text:span text:style-name="T6">Resolución: </text:span></text:p>
      <text:p text:style-name="P79"><text:span text:style-name="T6"/></text:p>
      <text:p text:style-name="P89">El siguiente script grafica una secuencia de valores y luego ésta misma secuencia, pero desplazada (retardada) en el tiempo:</text:p>
      <text:p text:style-name="P89"/>
      <text:p text:style-name="P62">% Desplazamiento en el tiempo de señales</text:p>
      <text:p text:style-name="P63"><text:s/></text:p>
      <text:p text:style-name="P60">x = [0 3 2 1 0 1 2 3 0 ];</text:p>
      <text:p text:style-name="P60">n=-4:4;</text:p>
      <text:p text:style-name="P60">k=2;</text:p>
      <text:p text:style-name="P60"><text:s/></text:p>
      <text:p text:style-name="P60">figure(1);</text:p>
      <text:p text:style-name="P60"><text:s/></text:p>
      <text:p text:style-name="P64"><text:span text:style-name="T11">stem(n,x,</text:span><text:span text:style-name="T23">'r'</text:span><text:span text:style-name="T11">);</text:span></text:p>
      <text:p text:style-name="P60">hold;</text:p>
      <text:p text:style-name="P60"><text:s/></text:p>
      <text:p text:style-name="P60">n = n-k;</text:p>
      <text:p text:style-name="P60"><text:s/></text:p>
      <text:p text:style-name="P64"><text:span text:style-name="T11">stem(n,x,</text:span><text:span text:style-name="T23">'b'</text:span><text:span text:style-name="T11">);</text:span></text:p>
      <text:p text:style-name="P64"><text:span text:style-name="T11">xlabel(</text:span><text:span text:style-name="T23">'Señal original x[n](rojo), Señal Desplazada y[n-2] (azul)'</text:span><text:span text:style-name="T11">);</text:span></text:p>
      <text:p text:style-name="P64"><text:span text:style-name="T11"/></text:p>
      <text:p text:style-name="P99"><text:span text:style-name="T26">2.4.2 <text:s/>Reflexión</text:span></text:p>
      <text:p text:style-name="P100"><text:span text:style-name="T26"/></text:p>
      <text:p text:style-name="P100"><text:span text:style-name="T26">Esta operación consiste en cambiar la variable independiente n por –n, el resultado de </text:span></text:p>
      <text:p text:style-name="P100"><text:span text:style-name="T26">esto es la reflexión de la señal con respecto al origen de tiempos n = 0.</text:span></text:p>
      <text:p text:style-name="P100"><text:span text:style-name="T26"/></text:p>
      <text:p text:style-name="P100"><text:span text:style-name="T27">2.4.2.1</text:span><text:span text:style-name="T26"> Dada la siguiente señal, </text:span></text:p>
      <text:p text:style-name="P100"><text:span text:style-name="T26"><text:s/></text:span></text:p>
      <text:p text:style-name="P100"><text:span text:style-name="T26"><text:s text:c="4"/>x[n] = [-5 –4 –3 –2 –1 </text:span><text:span text:style-name="T27">0</text:span><text:span text:style-name="T26"> 1 2 3 4 5] </text:span></text:p>
      <text:p text:style-name="P100"><text:span text:style-name="T26"><text:s/></text:span></text:p>
      <text:p text:style-name="P100"><text:span text:style-name="T26"><text:s text:c="2"/>Obtenga la reflexión y(-n) de x(n). Grafique ambas señales en una misma figura. </text:span></text:p>
      <text:p text:style-name="P79"><text:span text:style-name="T6"/></text:p>
      <text:p text:style-name="P79"><text:span text:style-name="T6">Resolución: </text:span></text:p>
      <text:p text:style-name="P79"><text:span text:style-name="T6"/></text:p>
      <text:p text:style-name="P89">El siguiente script grafica una secuencia de valores y luego ésta misma secuencia reflajada:</text:p>
      <text:p text:style-name="P89"/>
      <text:p text:style-name="P71">% Reflexión de señales</text:p>
      <text:p text:style-name="P72"><text:s/></text:p>
      <text:p text:style-name="P68">x = [-5 -4 -3 -2 -1 0 1 2 3 4 5 ];</text:p>
      <text:p text:style-name="P68"><text:s/></text:p>
      <text:p text:style-name="P68">n=-5:5;</text:p>
      <text:p text:style-name="P68">figure(1);</text:p>
      <text:p text:style-name="P68"><text:s/></text:p>
      <text:p text:style-name="P73"><text:span text:style-name="T11">stem(n,x,</text:span><text:span text:style-name="T23">'r'</text:span><text:span text:style-name="T11">);</text:span></text:p>
      <text:p text:style-name="P68">hold;</text:p>
      <text:p text:style-name="P68"><text:s/></text:p>
      <text:p text:style-name="P68">n = -n;</text:p>
      <text:p text:style-name="P68"><text:s/></text:p>
      <text:p text:style-name="P73"><text:span text:style-name="T11">stem(n,x,</text:span><text:span text:style-name="T23">'b'</text:span><text:span text:style-name="T11">);</text:span></text:p>
      <text:p text:style-name="P73"><text:span text:style-name="T11">xlabel(</text:span><text:span text:style-name="T23">'Señal original x[n](rojo), Señal Reflejada y[n-2] (azul)'</text:span><text:span text:style-name="T11">);</text:span></text:p>
      <text:p text:style-name="P73"><text:span text:style-name="T11"/></text:p>
      <text:p text:style-name="P101"><text:span text:style-name="T12">2.4.2.2</text:span><text:span text:style-name="T11"> Dada una señal x(n), ¿Qué operaciones debe realizar para obtener y(n) = x(-n+2)? </text:span></text:p>
      <text:p text:style-name="P75"><text:span text:style-name="T11">Compruebe su deducción en forma gráfica. <text:s/></text:span></text:p>
      <text:p text:style-name="P79"><text:soft-page-break/><text:span text:style-name="T6"/></text:p>
      <text:p text:style-name="P79"><text:span text:style-name="T6">Resolución: </text:span></text:p>
      <text:p text:style-name="P79"><text:span text:style-name="T6"/></text:p>
      <text:p text:style-name="P89">Para obtener <text:span text:style-name="T29">y(n) = x(-n+2) debemos realizar una inversión de la señal original seguida de un desplazamiento. A continuación se da un script para realizar esto:</text:span></text:p>
      <text:p text:style-name="P89"><text:span text:style-name="T29"/></text:p>
      <text:p text:style-name="P71">% Reflexión de señales</text:p>
      <text:p text:style-name="P72"><text:s/></text:p>
      <text:p text:style-name="P68">x = [-5 -4 -3 -2 -1 0 1 2 3 4 5 ];</text:p>
      <text:p text:style-name="P68">k=-2;</text:p>
      <text:p text:style-name="P68"><text:s/></text:p>
      <text:p text:style-name="P68">n=-5:5;</text:p>
      <text:p text:style-name="P68">figure(1);</text:p>
      <text:p text:style-name="P68"><text:s/></text:p>
      <text:p text:style-name="P73"><text:span text:style-name="T11">stem(n,x,</text:span><text:span text:style-name="T23">'r'</text:span><text:span text:style-name="T11">);</text:span></text:p>
      <text:p text:style-name="P68">hold;</text:p>
      <text:p text:style-name="P68"><text:s/></text:p>
      <text:p text:style-name="P68">n = -n;</text:p>
      <text:p text:style-name="P68">n = n-k;</text:p>
      <text:p text:style-name="P68"><text:s/></text:p>
      <text:p text:style-name="P73"><text:span text:style-name="T11">stem(n,x,</text:span><text:span text:style-name="T23">'b'</text:span><text:span text:style-name="T11">);</text:span></text:p>
      <text:p text:style-name="P73"><text:span text:style-name="T11">xlabel(</text:span><text:span text:style-name="T23">'Señal original x[n](rojo), Señal Reflejada y Desplazada y[n-2] (azul)'</text:span><text:span text:style-name="T11">);</text:span></text:p>
      <text:p text:style-name="P69"><text:span text:style-name="T29"/></text:p>
      <text:p text:style-name="P90"><text:span text:style-name="T29">2.4.3 <text:s/>Escalado temporal </text:span></text:p>
      <text:p text:style-name="P89"><text:span text:style-name="T29"><text:s/></text:span></text:p>
      <text:p text:style-name="P89"><text:span text:style-name="T29">Introducción: </text:span></text:p>
      <text:p text:style-name="P89"><text:span text:style-name="T29">Esta operación consiste en reemplazar la variable independiente n por an, siendo a un entero. Esta operación también suele llamarse submuestreo. </text:span></text:p>
      <text:p text:style-name="P89"><text:span text:style-name="T29">Dada una señal senoidal x(n) de 50 Hz muestreada con una frecuencia de muestreo de 1000 muestras/seg., grafique en una misma figura las señales x(n) y y(n) = x(an) siendo a = 2. </text:span></text:p>
      <text:p text:style-name="P89"><text:span text:style-name="T29"/></text:p>
      <text:p text:style-name="P79"><text:span text:style-name="T6">Resolución: </text:span></text:p>
      <text:p text:style-name="P78"><text:span text:style-name="T30"/></text:p>
      <text:p text:style-name="P78"><text:span text:style-name="T29">El siguiente script grafica una señal senoidal y una versión escalada de la misma:</text:span></text:p>
      <text:p text:style-name="P78"><text:span text:style-name="T30"><text:s/></text:span></text:p>
      <text:p text:style-name="P71">% Escalado de Frecuencia (submuestreo)</text:p>
      <text:p text:style-name="P72"><text:s/></text:p>
      <text:p text:style-name="P73"><text:span text:style-name="T11">A = 1; <text:s text:c="5"/></text:span><text:span text:style-name="T25">% Amplitud</text:span></text:p>
      <text:p text:style-name="P73"><text:span text:style-name="T11">f0 = 50; <text:s text:c="3"/></text:span><text:span text:style-name="T25">% Frecuencia de la Señal</text:span></text:p>
      <text:p text:style-name="P73"><text:span text:style-name="T11">fs = 1000; <text:s/></text:span><text:span text:style-name="T25">% Frec de muestreo en Hz</text:span></text:p>
      <text:p text:style-name="P73"><text:span text:style-name="T11">phi = 0; <text:s text:c="3"/></text:span><text:span text:style-name="T25">% pi/2; % Fase</text:span></text:p>
      <text:p text:style-name="P73"><text:span text:style-name="T11">N = fs/f0 + 1; <text:s text:c="3"/></text:span><text:span text:style-name="T25">% Nueva cantidad de muestras para mantener la escala</text:span></text:p>
      <text:p text:style-name="P73"><text:span text:style-name="T11">a = 2; <text:s text:c="5"/></text:span><text:span text:style-name="T25">% Factor de escalado</text:span></text:p>
      <text:p text:style-name="P68">n=0:N-1;</text:p>
      <text:p text:style-name="P68"><text:s/></text:p>
      <text:p text:style-name="P68">figure(1);</text:p>
      <text:p text:style-name="P68"><text:s/></text:p>
      <text:p text:style-name="P73"><text:span text:style-name="T11">x=A*sin(2*pi*(f0/fs)*n+phi); </text:span><text:span text:style-name="T25">% Señal senoidal</text:span></text:p>
      <text:p text:style-name="P73"><text:span text:style-name="T11">stem(n,x,</text:span><text:span text:style-name="T23">'r'</text:span><text:span text:style-name="T11">);</text:span></text:p>
      <text:p text:style-name="P68">hold;</text:p>
      <text:p text:style-name="P68"><text:s/></text:p>
      <text:p text:style-name="P68">n=a*n;</text:p>
      <text:p text:style-name="P73"><text:span text:style-name="T11">stem(n,x,</text:span><text:span text:style-name="T23">'b'</text:span><text:span text:style-name="T11">);</text:span></text:p>
      <text:p text:style-name="P68"><text:s/></text:p>
      <text:p text:style-name="P73"><text:span text:style-name="T11">xlabel(</text:span><text:span text:style-name="T23">'Señal original x[n](rojo), Señal Escalada y[2*n] (azul)'</text:span><text:span text:style-name="T11">);</text:span></text:p>
      <text:p text:style-name="P73"><text:span text:style-name="T11"/></text:p>
      <text:p text:style-name="P73"><text:span text:style-name="T11"/></text:p>
      <text:p text:style-name="P83"><text:soft-page-break/><text:span text:style-name="T12">2.4.4</text:span><text:span text:style-name="T11"> <text:s/></text:span><text:span text:style-name="T12">Suma, multiplicación y escalado de amplitud</text:span><text:span text:style-name="T11"> </text:span></text:p>
      <text:p text:style-name="P83"><text:span text:style-name="T11"/></text:p>
      <text:p text:style-name="P83"><text:span text:style-name="T12">2.4.4.1</text:span><text:span text:style-name="T11"> Dada la siguiente señal, <text:s/></text:span></text:p>
      <text:p text:style-name="P91"><text:span text:style-name="T11"><text:s/></text:span></text:p>
      <text:p text:style-name="P91"><text:span text:style-name="T11"><text:s text:c="4"/>x[n] = [1 2 3 4 5 4 3 2 1] </text:span></text:p>
      <text:p text:style-name="P91"><text:span text:style-name="T11"><text:s/></text:span></text:p>
      <text:p text:style-name="P91"><text:span text:style-name="T11"><text:s text:c="2"/>Obtenga la señal y(n) = A x(n), siendo A = 2. Grafique x(n) e y(n) en una misma figura.</text:span></text:p>
      <text:p text:style-name="P87"/>
      <text:p text:style-name="P79"><text:span text:style-name="T6">Resolución: </text:span></text:p>
      <text:p text:style-name="P78"><text:span text:style-name="T30"/></text:p>
      <text:p text:style-name="P78"><text:span text:style-name="T29">El siguiente script grafica una señal x[n] y luego la misma señal pero multiplicada por un factor de amplitud A:</text:span></text:p>
      <text:p text:style-name="P78"><text:span text:style-name="T29"/></text:p>
      <text:p text:style-name="P71">% Escalado de Amplitud</text:p>
      <text:p text:style-name="P72"><text:s/></text:p>
      <text:p text:style-name="P68">x = [1 2 3 4 5 4 3 2 1]; </text:p>
      <text:p text:style-name="P68">n=-4:4;</text:p>
      <text:p text:style-name="P68">A=2;</text:p>
      <text:p text:style-name="P68"><text:s/></text:p>
      <text:p text:style-name="P68">figure(1);</text:p>
      <text:p text:style-name="P68"><text:s/></text:p>
      <text:p text:style-name="P73"><text:span text:style-name="T11">stem(n,x,</text:span><text:span text:style-name="T23">'r'</text:span><text:span text:style-name="T11">);</text:span></text:p>
      <text:p text:style-name="P68">hold;</text:p>
      <text:p text:style-name="P68"><text:s/></text:p>
      <text:p text:style-name="P68">y = A*x;</text:p>
      <text:p text:style-name="P68"><text:s/></text:p>
      <text:p text:style-name="P73"><text:span text:style-name="T11">stem(n,y,</text:span><text:span text:style-name="T23">'b'</text:span><text:span text:style-name="T11">);</text:span></text:p>
      <text:p text:style-name="P68"><text:s/></text:p>
      <text:p text:style-name="P73"><text:span text:style-name="T11">xlabel(</text:span><text:span text:style-name="T23">'Señal original x[n](rojo), Señal Escalada y[2*n] (azul)'</text:span><text:span text:style-name="T11">);</text:span></text:p>
      <text:p text:style-name="P78"><text:span text:style-name="T29"/></text:p>
      <text:p text:style-name="P78"><text:span text:style-name="T30">2.4.4.2</text:span><text:span text:style-name="T29"> Dadas las siguientes señales, </text:span></text:p>
      <text:p text:style-name="P78"><text:span text:style-name="T29"><text:s/></text:span></text:p>
      <text:p text:style-name="P78"><text:span text:style-name="T29"><text:s text:c="4"/>x1[n] = [0 1 1 1 1 0 ] </text:span></text:p>
      <text:p text:style-name="P78"><text:span text:style-name="T29"/></text:p>
      <text:p text:style-name="P78"><text:span text:style-name="T29"><text:s text:c="4"/>x2[n] = [0 1 2 3 4 5 ] </text:span></text:p>
      <text:p text:style-name="P78"><text:span text:style-name="T29"><text:s/></text:span></text:p>
      <text:p text:style-name="P78"><text:span text:style-name="T29"><text:s text:c="2"/>Obtenga la señal y(n) = <text:s/>x1(n)+x2(n). Grafique x1(n), x2(n) e y(n) en una misma figura.</text:span></text:p>
      <text:p text:style-name="P78"><text:span text:style-name="T29"/></text:p>
      <text:p text:style-name="P79"><text:span text:style-name="T6">Resolución: </text:span></text:p>
      <text:p text:style-name="P78"><text:span text:style-name="T30"/></text:p>
      <text:p text:style-name="P78"><text:span text:style-name="T29">El siguiente script grafica la señal x1[n], otra x2[n] y luego la suma de ambas y[n]:</text:span></text:p>
      <text:p text:style-name="P78"><text:span text:style-name="T29"/></text:p>
      <text:p text:style-name="P62">% Suma de Señales discretas</text:p>
      <text:p text:style-name="P63"><text:s/></text:p>
      <text:p text:style-name="P60">x1 = [0 1 1 1 1 0 ]; </text:p>
      <text:p text:style-name="P60">x2 = [0 1 2 3 4 5 ]; </text:p>
      <text:p text:style-name="P60">n=0:5;</text:p>
      <text:p text:style-name="P60"><text:s/></text:p>
      <text:p text:style-name="P60">figure(1);</text:p>
      <text:p text:style-name="P60"><text:s/></text:p>
      <text:p text:style-name="P64"><text:span text:style-name="T11">stem(n,x1,</text:span><text:span text:style-name="T23">'r'</text:span><text:span text:style-name="T11">);</text:span></text:p>
      <text:p text:style-name="P64"><text:span text:style-name="T11">hold </text:span><text:span text:style-name="T23">on</text:span><text:span text:style-name="T11">;</text:span></text:p>
      <text:p text:style-name="P64"><text:span text:style-name="T11">stem(n,x2,</text:span><text:span text:style-name="T23">'b'</text:span><text:span text:style-name="T11">);</text:span></text:p>
      <text:p text:style-name="P64"><text:span text:style-name="T11">hold </text:span><text:span text:style-name="T23">on</text:span><text:span text:style-name="T11">;</text:span></text:p>
      <text:p text:style-name="P60"><text:s/></text:p>
      <text:p text:style-name="P60">y = x1+x2;</text:p>
      <text:p text:style-name="P60"><text:s/></text:p>
      <text:p text:style-name="P64"><text:span text:style-name="T11">stem(n,y,</text:span><text:span text:style-name="T23">'g'</text:span><text:span text:style-name="T11">);</text:span></text:p>
      <text:p text:style-name="P60"><text:soft-page-break/><text:s/></text:p>
      <text:p text:style-name="P64"><text:span text:style-name="T11">xlabel(</text:span><text:span text:style-name="T23">'Señal x1[n](rojo), Señal x2[n] (azul), Señal Suma x1+x2 (verde)'</text:span><text:span text:style-name="T11">);</text:span></text:p>
      <text:p text:style-name="P65"/>
      <text:p text:style-name="P66"><text:span text:style-name="T6">2.4.4.3</text:span> Dadas las siguientes señales, </text:p>
      <text:p text:style-name="P66"><text:s/></text:p>
      <text:p text:style-name="P66"><text:s text:c="4"/>x1[n] = [1 2 3 4 5 6] </text:p>
      <text:p text:style-name="P66"><text:s/></text:p>
      <text:p text:style-name="P66"><text:s text:c="4"/>x2[n] = [6 5 4 3 2 1] </text:p>
      <text:p text:style-name="P66"><text:s/></text:p>
      <text:p text:style-name="P66"><text:s text:c="2"/>Obtenga la señal y(n) = <text:s/>x1(n)*x2(n). Grafique x1(n), x2(n) e y(n) en una misma figura.</text:p>
      <text:p text:style-name="P78"><text:span text:style-name="T29"/></text:p>
      <text:p text:style-name="P79"><text:span text:style-name="T6">Resolución: </text:span></text:p>
      <text:p text:style-name="P78"><text:span text:style-name="T30"/></text:p>
      <text:p text:style-name="P78"><text:span text:style-name="T29">El siguiente script grafica señal x1[n], otra x2[n] y luego el producto de ambas y[n]:</text:span></text:p>
      <text:p text:style-name="P78"><text:span text:style-name="T29"/></text:p>
      <text:p text:style-name="P71">% Multiplicación de Señales discretas</text:p>
      <text:p text:style-name="P72"><text:s/></text:p>
      <text:p text:style-name="P68">x1 = [1 2 3 4 5 6]; </text:p>
      <text:p text:style-name="P68">x2 = [6 5 4 3 2 1]; </text:p>
      <text:p text:style-name="P68"><text:s text:c="2"/></text:p>
      <text:p text:style-name="P68">n=0:5;</text:p>
      <text:p text:style-name="P68"><text:s/></text:p>
      <text:p text:style-name="P68">figure(1);</text:p>
      <text:p text:style-name="P68"><text:s/></text:p>
      <text:p text:style-name="P73"><text:span text:style-name="T11">stem(n,x1,</text:span><text:span text:style-name="T23">'r'</text:span><text:span text:style-name="T11">);</text:span></text:p>
      <text:p text:style-name="P73"><text:span text:style-name="T11">hold </text:span><text:span text:style-name="T23">on</text:span><text:span text:style-name="T11">;</text:span></text:p>
      <text:p text:style-name="P73"><text:span text:style-name="T11">stem(n,x2,</text:span><text:span text:style-name="T23">'b'</text:span><text:span text:style-name="T11">);</text:span></text:p>
      <text:p text:style-name="P73"><text:span text:style-name="T11">hold </text:span><text:span text:style-name="T23">on</text:span><text:span text:style-name="T11">;</text:span></text:p>
      <text:p text:style-name="P68"><text:s/></text:p>
      <text:p text:style-name="P68">y = x1.*x2;</text:p>
      <text:p text:style-name="P68"><text:s/></text:p>
      <text:p text:style-name="P73"><text:span text:style-name="T11">stem(n,y,</text:span><text:span text:style-name="T23">'g'</text:span><text:span text:style-name="T11">);</text:span></text:p>
      <text:p text:style-name="P68"><text:s/></text:p>
      <text:p text:style-name="P73"><text:span text:style-name="T11">xlabel(</text:span><text:span text:style-name="T23">'Señal x1[n](rojo), Señal x2[n] (azul), Señal Producto x1*x2 (verde)'</text:span><text:span text:style-name="T11">);</text:span></text:p>
      <text:p text:style-name="P78"><text:span text:style-name="T29"/></text:p>
      <text:p text:style-name="P94"><text:span text:style-name="T29">2.5- <text:s/>Convolución</text:span></text:p>
      <text:p text:style-name="P94"><text:span text:style-name="T29"/></text:p>
      <text:p text:style-name="P78"><text:span text:style-name="T30">2.5.1</text:span><text:span text:style-name="T29"> <text:s/>Realice un diagrama de flujo del algoritmo de convolución. </text:span></text:p>
      <text:p text:style-name="P94"><text:span text:style-name="T29"/></text:p>
      <text:p text:style-name="P94"><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ent-style-name="Header">
      <style:paragraph-properties fo:margin-left="0cm" fo:margin-right="0cm" fo:margin-top="0.199cm" fo:margin-bottom="0.199cm" fo:text-align="start" style:justify-single-word="false" fo:text-indent="1.249cm" style:auto-text-indent="false"/>
    </style:style>
    <style:style style:name="MP3" style:family="paragraph">
      <style:paragraph-properties fo:text-align="center" style:writing-mode="lr-tb"/>
      <style:text-properties fo:font-size="24pt"/>
    </style:style>
    <style:style style:name="MP4"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ize="12pt" fo:font-style="italic" style:font-size-asian="12pt" style:font-style-asian="italic" style:font-name-complex="Arial" style:font-size-complex="12pt"/>
    </style:style>
    <style:style style:name="MT3" style:family="text">
      <style:text-properties style:font-name="Arial" fo:font-size="13pt" fo:font-style="italic" style:font-size-asian="13pt" style:font-style-asian="italic" style:font-name-complex="Arial" style:font-size-complex="13pt"/>
    </style:style>
    <style:style style:name="MT4" style:family="text">
      <style:text-properties style:font-name="Arial" fo:font-size="12pt" fo:language="it" fo:country="IT" fo:font-style="italic" style:font-size-asian="12pt" style:font-style-asian="italic" style:font-name-complex="Arial" style:font-size-complex="12pt"/>
    </style:style>
    <style:style style:name="MT5" style:family="text">
      <style:text-properties style:font-name="Arial" fo:font-size="10pt" fo:language="it" fo:country="IT" fo:font-style="italic" style:font-size-asian="10pt" style:font-style-asian="italic" style:font-name-complex="Arial"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17"><draw:image xlink:href="Pictures/10000000000002210000022F7DE9963C.jpg" xlink:type="simple" xlink:show="embed" xlink:actuate="onLoad"/></draw:frame> <text:s text:c="2"/><text:span text:style-name="MT1"><text:s text:c="3"/></text:span><text:span text:style-name="MT2"><text:s/></text:span><text:span text:style-name="MT3">Universidad Tecnológica Nacional – Facultad Regional Córdoba</text:span></text:p>
        <text:p text:style-name="MP2"><text:span text:style-name="MT4"><text:s text:c="6"/>Electrónica Aplicada III<text:tab/> <text:s text:c="7"/></text:span><text:span text:style-name="MT5">Bongiovanni P., Guanuco L., Sansó M., Vassia G.</text:span><draw:line text:anchor-type="char" draw:z-index="14" draw:style-name="Mgr1" draw:text-style-name="MP3" svg:x1="1.588cm" svg:y1="0.764cm" svg:x2="14.923cm" svg:y2="0.764cm"><text:p/></draw:line><text:span text:style-name="MT2"> <text:s/></text:span><text:span text:style-name="MT1"><text:s text:c="34"/><text:tab/></text:span><text:tab/></text:p>
      </style:header>
      <style:footer>
        <text:p text:style-name="MP4"><text:span text:style-name="MT1">- </text:span><text:span text:style-name="MT1"><text:page-number text:select-page="current">10</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0-26T00:52:30.76</dc:date>
    <meta:print-date>2009-09-14T19:39:09.35</meta:print-date>
    <meta:editing-cycles>149</meta:editing-cycles>
    <meta:editing-duration>PT89H39M28S</meta:editing-duration>
    <meta:generator>OpenOffice.org/3.1$Win32 OpenOffice.org_project/310m11$Build-9399</meta:generator>
    <meta:document-statistic meta:table-count="0" meta:image-count="1" meta:object-count="0" meta:page-count="15" meta:paragraph-count="688" meta:word-count="3082" meta:character-count="18827"/>
    <meta:user-defined meta:name="Info 1"/>
    <meta:user-defined meta:name="Info 2"/>
    <meta:user-defined meta:name="Info 3"/>
    <meta:user-defined meta:name="Info 4"/>
  </office:meta>
</office:document-meta>
</file>